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DejaVu Sans" svg:font-family="'DejaVu Sans'" style:font-adornments="Book" style:font-family-generic="swiss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end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Text_20_body">
      <style:paragraph-properties fo:text-align="end" style:justify-single-word="false"/>
      <style:text-properties style:font-name="Arial" fo:font-size="20pt" fo:font-weight="bold" style:font-size-asian="20pt" style:font-weight-asian="bold" style:font-size-complex="20pt" style:font-weight-complex="bold"/>
    </style:style>
    <style:style style:name="P4" style:family="paragraph" style:parent-style-name="Text_20_body">
      <style:text-properties style:font-name="Arial" fo:font-size="80pt" fo:font-weight="bold" style:font-size-asian="80pt" style:font-weight-asian="bold" style:font-size-complex="80pt" style:font-weight-complex="bold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Text_20_body">
      <style:text-properties officeooo:paragraph-rsid="01c929c4"/>
    </style:style>
    <style:style style:name="P7" style:family="paragraph" style:parent-style-name="Text_20_body">
      <style:text-properties officeooo:paragraph-rsid="01cc4684"/>
    </style:style>
    <style:style style:name="P8" style:family="paragraph" style:parent-style-name="Text_20_body">
      <style:text-properties officeooo:paragraph-rsid="01d3d61e"/>
    </style:style>
    <style:style style:name="P9" style:family="paragraph" style:parent-style-name="Text_20_body">
      <style:text-properties officeooo:paragraph-rsid="01c9dcbb"/>
    </style:style>
    <style:style style:name="P10" style:family="paragraph" style:parent-style-name="Text_20_body">
      <style:text-properties officeooo:rsid="01d6a4d1" officeooo:paragraph-rsid="01d6a4d1"/>
    </style:style>
    <style:style style:name="P11" style:family="paragraph" style:parent-style-name="Text_20_body">
      <style:text-properties officeooo:rsid="01d56183" officeooo:paragraph-rsid="01d56183"/>
    </style:style>
    <style:style style:name="P12" style:family="paragraph" style:parent-style-name="Text_20_body">
      <style:text-properties officeooo:rsid="01e10e58" officeooo:paragraph-rsid="01e10e58"/>
    </style:style>
    <style:style style:name="P13" style:family="paragraph" style:parent-style-name="Text_20_body">
      <style:text-properties officeooo:rsid="01e10e58" officeooo:paragraph-rsid="01e114fa"/>
    </style:style>
    <style:style style:name="P14" style:family="paragraph" style:parent-style-name="Text_20_body">
      <style:text-properties officeooo:rsid="015d6bce" officeooo:paragraph-rsid="01e114fa"/>
    </style:style>
    <style:style style:name="P15" style:family="paragraph" style:parent-style-name="Text_20_body">
      <style:text-properties officeooo:rsid="002bf713" officeooo:paragraph-rsid="01e114fa"/>
    </style:style>
    <style:style style:name="P16" style:family="paragraph" style:parent-style-name="Text_20_body">
      <style:text-properties officeooo:rsid="018b7336" officeooo:paragraph-rsid="01e114fa"/>
    </style:style>
    <style:style style:name="P17" style:family="paragraph" style:parent-style-name="Text_20_body">
      <style:text-properties officeooo:rsid="019c5584" officeooo:paragraph-rsid="01e114fa"/>
    </style:style>
    <style:style style:name="P18" style:family="paragraph" style:parent-style-name="Text_20_body">
      <style:text-properties officeooo:paragraph-rsid="01e114fa"/>
    </style:style>
    <style:style style:name="P19" style:family="paragraph" style:parent-style-name="Text_20_body">
      <style:text-properties officeooo:paragraph-rsid="01eea5c5"/>
    </style:style>
    <style:style style:name="P20" style:family="paragraph" style:parent-style-name="Contents_20_1">
      <style:paragraph-properties>
        <style:tab-stops>
          <style:tab-stop style:position="17.006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6.007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6.506cm" style:type="right" style:leader-style="dotted" style:leader-text="."/>
        </style:tab-stops>
      </style:paragraph-properties>
    </style:style>
    <style:style style:name="P23" style:family="paragraph" style:parent-style-name="First_20_paragraph">
      <style:text-properties officeooo:paragraph-rsid="01c929c4"/>
    </style:style>
    <style:style style:name="P24" style:family="paragraph" style:parent-style-name="Preformatted_20_Text">
      <style:text-properties officeooo:paragraph-rsid="01c929c4"/>
    </style:style>
    <style:style style:name="P25" style:family="paragraph" style:parent-style-name="Preformatted_20_Text">
      <style:text-properties officeooo:paragraph-rsid="01d05fda"/>
    </style:style>
    <style:style style:name="P26" style:family="paragraph" style:parent-style-name="Screen">
      <style:text-properties officeooo:rsid="007d4fd3" officeooo:paragraph-rsid="01c9dcbb"/>
    </style:style>
    <style:style style:name="P27" style:family="paragraph" style:parent-style-name="Screen">
      <style:text-properties officeooo:paragraph-rsid="01e114fa"/>
    </style:style>
    <style:style style:name="P28" style:family="paragraph" style:parent-style-name="Screen">
      <style:text-properties officeooo:paragraph-rsid="01e551dc"/>
    </style:style>
    <style:style style:name="P29" style:family="paragraph" style:parent-style-name="Screen">
      <style:paragraph-properties fo:margin-left="1.27cm" fo:margin-right="0cm" fo:text-indent="0cm" style:auto-text-indent="false"/>
    </style:style>
    <style:style style:name="P30" style:family="paragraph" style:parent-style-name="Screen">
      <style:paragraph-properties fo:margin-left="1.27cm" fo:margin-right="0cm" fo:text-indent="0cm" style:auto-text-indent="false"/>
      <style:text-properties officeooo:paragraph-rsid="01e114fa"/>
    </style:style>
    <style:style style:name="P31" style:family="paragraph" style:parent-style-name="Screen">
      <style:paragraph-properties fo:margin-left="1.27cm" fo:margin-right="0cm" fo:text-indent="0cm" style:auto-text-indent="false"/>
      <style:text-properties fo:font-weight="bold" officeooo:rsid="01b4dbb8" officeooo:paragraph-rsid="01f263f6" style:font-weight-asian="bold" style:font-weight-complex="bold"/>
    </style:style>
    <style:style style:name="P32" style:family="paragraph" style:parent-style-name="Screen">
      <style:paragraph-properties fo:margin-left="1.27cm" fo:margin-right="0cm" fo:text-indent="0cm" style:auto-text-indent="false"/>
      <style:text-properties fo:font-weight="bold" officeooo:paragraph-rsid="01f263f6" style:font-weight-asian="bold" style:font-weight-complex="bold"/>
    </style:style>
    <style:style style:name="P33" style:family="paragraph" style:parent-style-name="Screen">
      <style:paragraph-properties fo:margin-left="1.27cm" fo:margin-right="0cm" fo:text-indent="0cm" style:auto-text-indent="false"/>
      <style:text-properties officeooo:paragraph-rsid="01f263f6"/>
    </style:style>
    <style:style style:name="P34" style:family="paragraph" style:parent-style-name="Contents_20_1">
      <style:paragraph-properties>
        <style:tab-stops>
          <style:tab-stop style:position="17.006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6.506cm" style:type="right" style:leader-style="dotted" style:leader-text="."/>
        </style:tab-stops>
      </style:paragraph-properties>
    </style:style>
    <style:style style:name="P36" style:family="paragraph" style:parent-style-name="Contents_20_3">
      <style:paragraph-properties>
        <style:tab-stops>
          <style:tab-stop style:position="16.007cm" style:type="right" style:leader-style="dotted" style:leader-text="."/>
        </style:tab-stops>
      </style:paragraph-properties>
    </style:style>
    <style:style style:name="P37" style:family="paragraph" style:parent-style-name="Contents_20_Heading" style:master-page-name="ToC">
      <style:paragraph-properties style:page-number="1"/>
    </style:style>
    <style:style style:name="P38" style:family="paragraph" style:parent-style-name="Heading_20_1">
      <style:text-properties officeooo:paragraph-rsid="01c929c4"/>
    </style:style>
    <style:style style:name="P39" style:family="paragraph" style:parent-style-name="Heading_20_1">
      <style:text-properties officeooo:rsid="0168d45e" officeooo:paragraph-rsid="01e114fa"/>
    </style:style>
    <style:style style:name="P40" style:family="paragraph" style:parent-style-name="Heading_20_1" style:master-page-name="Body">
      <style:paragraph-properties style:page-number="1"/>
      <style:text-properties officeooo:paragraph-rsid="01c929c4"/>
    </style:style>
    <style:style style:name="P41" style:family="paragraph" style:parent-style-name="Heading_20_2">
      <style:text-properties officeooo:paragraph-rsid="01c929c4"/>
    </style:style>
    <style:style style:name="P42" style:family="paragraph" style:parent-style-name="Heading_20_2">
      <style:text-properties officeooo:paragraph-rsid="01d3d61e"/>
    </style:style>
    <style:style style:name="P43" style:family="paragraph" style:parent-style-name="Heading_20_2">
      <style:text-properties officeooo:paragraph-rsid="01e114fa"/>
    </style:style>
    <style:style style:name="P44" style:family="paragraph" style:parent-style-name="Heading_20_2">
      <style:text-properties officeooo:paragraph-rsid="01f4bc21"/>
    </style:style>
    <style:style style:name="P45" style:family="paragraph" style:parent-style-name="Heading_20_3">
      <style:text-properties officeooo:paragraph-rsid="01c929c4"/>
    </style:style>
    <style:style style:name="P46" style:family="paragraph" style:parent-style-name="Heading_20_3">
      <style:text-properties officeooo:paragraph-rsid="01cc4684"/>
    </style:style>
    <style:style style:name="P47" style:family="paragraph" style:parent-style-name="Heading_20_3">
      <style:text-properties officeooo:paragraph-rsid="01c96fad"/>
    </style:style>
    <style:style style:name="P48" style:family="paragraph" style:parent-style-name="Screen">
      <style:text-properties officeooo:paragraph-rsid="01f4bc21"/>
    </style:style>
    <style:style style:name="P49" style:family="paragraph" style:parent-style-name="Standard" style:list-style-name="L5">
      <style:text-properties officeooo:paragraph-rsid="01e114fa"/>
    </style:style>
    <style:style style:name="P50" style:family="paragraph" style:parent-style-name="Standard" style:list-style-name="L7"/>
    <style:style style:name="P51" style:family="paragraph" style:parent-style-name="Standard" style:list-style-name="L7">
      <style:text-properties officeooo:paragraph-rsid="01f263f6"/>
    </style:style>
    <style:style style:name="P52" style:family="paragraph" style:parent-style-name="Standard" style:list-style-name="L7">
      <style:text-properties officeooo:paragraph-rsid="01f2c0f8"/>
    </style:style>
    <style:style style:name="P53" style:family="paragraph" style:parent-style-name="Standard" style:list-style-name="L7">
      <style:text-properties officeooo:paragraph-rsid="01e2d2c0"/>
    </style:style>
    <style:style style:name="P54" style:family="paragraph" style:parent-style-name="Standard" style:list-style-name="L7">
      <style:text-properties officeooo:paragraph-rsid="01e114fa"/>
    </style:style>
    <style:style style:name="P55" style:family="paragraph" style:parent-style-name="Standard" style:list-style-name="L7">
      <style:text-properties officeooo:rsid="01bd1353" officeooo:paragraph-rsid="01e2d2c0"/>
    </style:style>
    <style:style style:name="P56" style:family="paragraph" style:parent-style-name="Standard" style:list-style-name="L7">
      <style:text-properties officeooo:rsid="01f3404c" officeooo:paragraph-rsid="01f3404c"/>
    </style:style>
    <style:style style:name="P57" style:family="paragraph" style:parent-style-name="Text_20_body" style:master-page-name="Cover">
      <style:paragraph-properties style:page-number="auto">
        <style:tab-stops>
          <style:tab-stop style:position="16.993cm" style:type="center"/>
        </style:tab-stops>
      </style:paragraph-properties>
    </style:style>
    <style:style style:name="P58" style:family="paragraph" style:parent-style-name="Text_20_body" style:list-style-name="L2">
      <style:text-properties officeooo:paragraph-rsid="01c929c4"/>
    </style:style>
    <style:style style:name="P59" style:family="paragraph" style:parent-style-name="Text_20_body" style:list-style-name="L6">
      <style:text-properties officeooo:paragraph-rsid="01e114fa"/>
    </style:style>
    <style:style style:name="P60" style:family="paragraph" style:parent-style-name="Text_20_body" style:list-style-name="L6">
      <style:text-properties officeooo:rsid="01ec8621" officeooo:paragraph-rsid="01ec8621"/>
    </style:style>
    <style:style style:name="P61" style:family="paragraph" style:parent-style-name="Text_20_body" style:list-style-name="L6">
      <style:text-properties officeooo:rsid="016ff30d" officeooo:paragraph-rsid="01ec8621"/>
    </style:style>
    <style:style style:name="P62" style:family="paragraph" style:parent-style-name="Text_20_body">
      <style:text-properties officeooo:rsid="018b7336" officeooo:paragraph-rsid="01f4bc21"/>
    </style:style>
    <style:style style:name="P63" style:family="paragraph" style:parent-style-name="Text_20_body" style:list-style-name="L1">
      <style:paragraph-properties fo:margin-top="0cm" fo:margin-bottom="0cm" style:contextual-spacing="false"/>
      <style:text-properties officeooo:paragraph-rsid="01c929c4"/>
    </style:style>
    <style:style style:name="P64" style:family="paragraph" style:parent-style-name="Text_20_body" style:list-style-name="L3">
      <style:paragraph-properties fo:margin-top="0cm" fo:margin-bottom="0cm" style:contextual-spacing="false"/>
      <style:text-properties officeooo:paragraph-rsid="01c929c4"/>
    </style:style>
    <style:style style:name="P65" style:family="paragraph" style:parent-style-name="Text_20_body" style:list-style-name="L4">
      <style:paragraph-properties fo:margin-top="0cm" fo:margin-bottom="0cm" style:contextual-spacing="false"/>
      <style:text-properties officeooo:paragraph-rsid="01c929c4"/>
    </style:style>
    <style:style style:name="P66" style:family="paragraph" style:parent-style-name="Text_20_body" style:list-style-name="L4">
      <style:paragraph-properties fo:margin-top="0cm" fo:margin-bottom="0cm" style:contextual-spacing="false"/>
      <style:text-properties officeooo:paragraph-rsid="01ddf650"/>
    </style:style>
    <style:style style:name="T1" style:family="text">
      <style:text-properties style:font-name="DejaVu Serif"/>
    </style:style>
    <style:style style:name="T2" style:family="text">
      <style:text-properties style:font-name="DejaVu Serif" officeooo:rsid="01cec25a"/>
    </style:style>
    <style:style style:name="T3" style:family="text">
      <style:text-properties style:font-name="DejaVu Serif" officeooo:rsid="01d54630"/>
    </style:style>
    <style:style style:name="T4" style:family="text">
      <style:text-properties style:font-name="DejaVu Serif" officeooo:rsid="01ddf650"/>
    </style:style>
    <style:style style:name="T5" style:family="text">
      <style:text-properties style:font-name="DejaVu Serif" officeooo:rsid="01e2d2c0"/>
    </style:style>
    <style:style style:name="T6" style:family="text">
      <style:text-properties style:font-name="DejaVu Serif" officeooo:rsid="01e3f6be"/>
    </style:style>
    <style:style style:name="T7" style:family="text">
      <style:text-properties style:font-name="DejaVu Serif" officeooo:rsid="01ec8621"/>
    </style:style>
    <style:style style:name="T8" style:family="text">
      <style:text-properties style:font-name="DejaVu Serif" officeooo:rsid="01eea5c5"/>
    </style:style>
    <style:style style:name="T9" style:family="text">
      <style:text-properties style:font-name="DejaVu Serif" officeooo:rsid="01f05d53"/>
    </style:style>
    <style:style style:name="T10" style:family="text">
      <style:text-properties style:font-name="Arial" fo:font-size="12pt" fo:font-weight="bold" officeooo:rsid="01c96fad" style:font-name-asian="Lucida Sans Unicode" style:font-size-asian="14pt" style:font-weight-asian="bold" style:font-name-complex="Tahoma" style:font-size-complex="14pt" style:font-weight-complex="bold"/>
    </style:style>
    <style:style style:name="T11" style:family="text">
      <style:text-properties officeooo:rsid="007d4fd3"/>
    </style:style>
    <style:style style:name="T12" style:family="text">
      <style:text-properties officeooo:rsid="01c9dcbb"/>
    </style:style>
    <style:style style:name="T13" style:family="text">
      <style:text-properties officeooo:rsid="01cab19c"/>
    </style:style>
    <style:style style:name="T14" style:family="text">
      <style:text-properties style:font-name="Courier New1" fo:font-size="10pt" officeooo:rsid="01cc4684" style:font-name-asian="Courier New1" style:font-size-asian="10pt" style:font-name-complex="Courier New1" style:font-size-complex="10pt"/>
    </style:style>
    <style:style style:name="T15" style:family="text">
      <style:text-properties style:font-name="Courier New1" fo:font-size="10pt" officeooo:rsid="01cd43d7" style:font-name-asian="Courier New1" style:font-size-asian="10pt" style:font-name-complex="Courier New1" style:font-size-complex="10pt"/>
    </style:style>
    <style:style style:name="T16" style:family="text">
      <style:text-properties officeooo:rsid="01cc4684"/>
    </style:style>
    <style:style style:name="T17" style:family="text">
      <style:text-properties officeooo:rsid="01cd43d7"/>
    </style:style>
    <style:style style:name="T18" style:family="text">
      <style:text-properties officeooo:rsid="01cec25a"/>
    </style:style>
    <style:style style:name="T19" style:family="text">
      <style:text-properties officeooo:rsid="01d36f2f"/>
    </style:style>
    <style:style style:name="T20" style:family="text">
      <style:text-properties officeooo:rsid="01d3916f"/>
    </style:style>
    <style:style style:name="T21" style:family="text">
      <style:text-properties officeooo:rsid="01d54630"/>
    </style:style>
    <style:style style:name="T22" style:family="text">
      <style:text-properties officeooo:rsid="01d7df8b"/>
    </style:style>
    <style:style style:name="T23" style:family="text">
      <style:text-properties officeooo:rsid="01dee087"/>
    </style:style>
    <style:style style:name="T24" style:family="text">
      <style:text-properties officeooo:rsid="01addfda"/>
    </style:style>
    <style:style style:name="T25" style:family="text">
      <style:text-properties officeooo:rsid="0177cf40"/>
    </style:style>
    <style:style style:name="T26" style:family="text">
      <style:text-properties officeooo:rsid="015d6bce"/>
    </style:style>
    <style:style style:name="T27" style:family="text">
      <style:text-properties officeooo:rsid="017a01fd"/>
    </style:style>
    <style:style style:name="T28" style:family="text">
      <style:text-properties officeooo:rsid="01b829de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17a615c" style:font-weight-asian="bold" style:font-weight-complex="bold"/>
    </style:style>
    <style:style style:name="T31" style:family="text">
      <style:text-properties fo:font-weight="bold" officeooo:rsid="017a01fd" style:font-weight-asian="bold" style:font-weight-complex="bold"/>
    </style:style>
    <style:style style:name="T32" style:family="text">
      <style:text-properties fo:font-weight="bold" officeooo:rsid="0179d5f7" style:font-weight-asian="bold" style:font-weight-complex="bold"/>
    </style:style>
    <style:style style:name="T33" style:family="text">
      <style:text-properties fo:font-weight="bold" officeooo:rsid="01b4dbb8" style:font-weight-asian="bold" style:font-weight-complex="bold"/>
    </style:style>
    <style:style style:name="T34" style:family="text">
      <style:text-properties fo:font-weight="bold" officeooo:rsid="01bfc8e3" style:font-weight-asian="bold" style:font-weight-complex="bold"/>
    </style:style>
    <style:style style:name="T35" style:family="text">
      <style:text-properties fo:font-weight="bold" officeooo:rsid="017fa53e" style:font-weight-asian="bold" style:font-weight-complex="bold"/>
    </style:style>
    <style:style style:name="T36" style:family="text">
      <style:text-properties fo:font-weight="bold" officeooo:rsid="01a1d46d" style:font-weight-asian="bold" style:font-weight-complex="bold"/>
    </style:style>
    <style:style style:name="T37" style:family="text">
      <style:text-properties fo:font-weight="bold" officeooo:rsid="0191682d" style:font-weight-asian="bold" style:font-weight-complex="bold"/>
    </style:style>
    <style:style style:name="T38" style:family="text">
      <style:text-properties fo:font-weight="bold" officeooo:rsid="01c25e93" style:font-weight-asian="bold" style:font-weight-complex="bold"/>
    </style:style>
    <style:style style:name="T39" style:family="text">
      <style:text-properties fo:font-weight="bold" officeooo:rsid="019c41f7" style:font-weight-asian="bold" style:font-weight-complex="bold"/>
    </style:style>
    <style:style style:name="T40" style:family="text">
      <style:text-properties fo:font-weight="bold" officeooo:rsid="019b94e4" style:font-weight-asian="bold" style:font-weight-complex="bold"/>
    </style:style>
    <style:style style:name="T41" style:family="text">
      <style:text-properties officeooo:rsid="017a615c"/>
    </style:style>
    <style:style style:name="T42" style:family="text">
      <style:text-properties officeooo:rsid="00ffbbc3"/>
    </style:style>
    <style:style style:name="T43" style:family="text">
      <style:text-properties officeooo:rsid="01aa276a"/>
    </style:style>
    <style:style style:name="T44" style:family="text">
      <style:text-properties officeooo:rsid="00d644ca"/>
    </style:style>
    <style:style style:name="T45" style:family="text">
      <style:text-properties officeooo:rsid="0187bb1c"/>
    </style:style>
    <style:style style:name="T46" style:family="text">
      <style:text-properties officeooo:rsid="0197a2c6"/>
    </style:style>
    <style:style style:name="T47" style:family="text">
      <style:text-properties fo:color="#ce181e" loext:opacity="100%" fo:font-weight="bold" officeooo:rsid="0179d5f7" style:font-weight-asian="bold" style:font-weight-complex="bold"/>
    </style:style>
    <style:style style:name="T48" style:family="text">
      <style:text-properties fo:color="#ce181e" loext:opacity="100%" style:font-name="DejaVu Sans Mono" fo:font-size="9pt" fo:font-weight="bold" officeooo:rsid="01e2d2c0" style:font-weight-asian="bold" style:font-weight-complex="bold"/>
    </style:style>
    <style:style style:name="T49" style:family="text">
      <style:text-properties fo:color="#ce181e" loext:opacity="100%" style:font-name="DejaVu Sans Mono" fo:font-size="9pt" fo:font-weight="bold" officeooo:rsid="01e551dc" style:font-weight-asian="bold" style:font-weight-complex="bold"/>
    </style:style>
    <style:style style:name="T50" style:family="text">
      <style:text-properties fo:color="#ce181e" loext:opacity="100%" style:font-name="DejaVu Sans Mono" fo:font-size="9pt" fo:font-weight="bold" officeooo:rsid="01f263f6" style:font-weight-asian="bold" style:font-weight-complex="bold"/>
    </style:style>
    <style:style style:name="T51" style:family="text">
      <style:text-properties fo:color="#c9211e" loext:opacity="100%" fo:font-weight="bold" officeooo:rsid="01e2d2c0" style:font-weight-asian="bold" style:font-weight-complex="bold"/>
    </style:style>
    <style:style style:name="T52" style:family="text">
      <style:text-properties fo:color="#c9211e" loext:opacity="100%" style:font-name="DejaVu Sans Mono" fo:font-size="9pt" fo:font-weight="bold" officeooo:rsid="01f08c17" style:font-weight-asian="bold" style:font-weight-complex="bold"/>
    </style:style>
    <style:style style:name="T53" style:family="text">
      <style:text-properties officeooo:rsid="019dd755"/>
    </style:style>
    <style:style style:name="T54" style:family="text">
      <style:text-properties officeooo:rsid="017db10a"/>
    </style:style>
    <style:style style:name="T55" style:family="text">
      <style:text-properties officeooo:rsid="01bfc8e3"/>
    </style:style>
    <style:style style:name="T56" style:family="text">
      <style:text-properties officeooo:rsid="0179d5f7"/>
    </style:style>
    <style:style style:name="T57" style:family="text">
      <style:text-properties officeooo:rsid="01bae9fc"/>
    </style:style>
    <style:style style:name="T58" style:family="text">
      <style:text-properties officeooo:rsid="01c4f8a4"/>
    </style:style>
    <style:style style:name="T59" style:family="text">
      <style:text-properties officeooo:rsid="01aaecf3"/>
    </style:style>
    <style:style style:name="T60" style:family="text">
      <style:text-properties officeooo:rsid="01bb4a83"/>
    </style:style>
    <style:style style:name="T61" style:family="text">
      <style:text-properties officeooo:rsid="01bd5dc2"/>
    </style:style>
    <style:style style:name="T62" style:family="text">
      <style:text-properties officeooo:rsid="01e2d2c0"/>
    </style:style>
    <style:style style:name="T63" style:family="text">
      <style:text-properties style:font-name="DejaVu Sans Mono" fo:font-size="9pt" fo:font-weight="bold" officeooo:rsid="01e551dc" style:font-weight-asian="bold" style:font-weight-complex="bold"/>
    </style:style>
    <style:style style:name="T64" style:family="text">
      <style:text-properties style:font-name="DejaVu Sans Mono" fo:font-size="9pt" fo:font-weight="bold" officeooo:rsid="01e843cf" style:font-weight-asian="bold" style:font-weight-complex="bold"/>
    </style:style>
    <style:style style:name="T65" style:family="text">
      <style:text-properties style:font-name="DejaVu Sans Mono" fo:font-size="9pt" fo:font-weight="bold" officeooo:rsid="01f4bc21" style:font-weight-asian="bold" style:font-weight-complex="bold"/>
    </style:style>
    <style:style style:name="T66" style:family="text">
      <style:text-properties style:font-name="DejaVu Sans Mono" fo:font-size="9pt" officeooo:rsid="01e551dc"/>
    </style:style>
    <style:style style:name="T67" style:family="text">
      <style:text-properties officeooo:rsid="01e72b26"/>
    </style:style>
    <style:style style:name="T68" style:family="text">
      <style:text-properties officeooo:rsid="01ea379c"/>
    </style:style>
    <style:style style:name="T69" style:family="text">
      <style:text-properties officeooo:rsid="01ec8621"/>
    </style:style>
    <style:style style:name="T70" style:family="text">
      <style:text-properties officeooo:rsid="016ff30d"/>
    </style:style>
    <style:style style:name="T71" style:family="text">
      <style:text-properties officeooo:rsid="01f08c17"/>
    </style:style>
    <style:style style:name="T72" style:family="text">
      <style:text-properties officeooo:rsid="01f55c8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><text:user-defined style:data-style-name="N0" text:name="Client">Auroville</text:user-defined><text:tab/><text:title>wireguard-kit publisher guide</text:titl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<text:title>wireguard-kit publisher guide</text:title></text:p>
      <text:p text:style-name="P2"/>
      <text:p text:style-name="P5"/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7">Table of Contents</text:p>
          </text:index-title>
          <text:p text:style-name="P34"><text:a xlink:type="simple" xlink:href="#__RefHeading___Toc3038_721078307" text:style-name="Internet_20_link" text:visited-style-name="Internet_20_link"><text:s/>1 <text:s/>Introduction<text:tab/>1</text:a></text:p>
          <text:p text:style-name="P35"><text:a xlink:type="simple" xlink:href="#__RefHeading___Toc3040_721078307" text:style-name="Internet_20_link" text:visited-style-name="Internet_20_link"><text:s/>1.1 <text:s/>Related documents<text:tab/>1</text:a></text:p>
          <text:p text:style-name="P34"><text:a xlink:type="simple" xlink:href="#__RefHeading___Toc3042_721078307" text:style-name="Internet_20_link" text:visited-style-name="Internet_20_link"><text:s/>2 <text:s/>git repository setup<text:tab/>1</text:a></text:p>
          <text:p text:style-name="P35"><text:a xlink:type="simple" xlink:href="#__RefHeading___Toc3044_721078307" text:style-name="Internet_20_link" text:visited-style-name="Internet_20_link"><text:s/>2.1 <text:s/>exclude<text:tab/>1</text:a></text:p>
          <text:p text:style-name="P35"><text:a xlink:type="simple" xlink:href="#__RefHeading___Toc3046_721078307" text:style-name="Internet_20_link" text:visited-style-name="Internet_20_link"><text:s/>2.2 <text:s/>hook scripts<text:tab/>1</text:a></text:p>
          <text:p text:style-name="P34"><text:a xlink:type="simple" xlink:href="#__RefHeading___Toc3048_721078307" text:style-name="Internet_20_link" text:visited-style-name="Internet_20_link"><text:s/>3 <text:s/>A new wireguard-kit version<text:tab/>1</text:a></text:p>
          <text:p text:style-name="P35"><text:a xlink:type="simple" xlink:href="#__RefHeading___Toc3050_721078307" text:style-name="Internet_20_link" text:visited-style-name="Internet_20_link"><text:s/>3.1 <text:s/>Update the version number file<text:tab/>1</text:a></text:p>
          <text:p text:style-name="P35"><text:a xlink:type="simple" xlink:href="#__RefHeading___Toc3052_721078307" text:style-name="Internet_20_link" text:visited-style-name="Internet_20_link"><text:s/>3.2 <text:s/>Update documentation<text:tab/>1</text:a></text:p>
          <text:p text:style-name="P36"><text:a xlink:type="simple" xlink:href="#__RefHeading___Toc3054_721078307" text:style-name="Internet_20_link" text:visited-style-name="Internet_20_link"><text:s/>3.2.1 <text:s/>Update source/usr/share/doc/wireguard-kit/AUTHORS, BUGS<text:tab/>1</text:a></text:p>
          <text:p text:style-name="P36"><text:a xlink:type="simple" xlink:href="#__RefHeading___Toc3056_721078307" text:style-name="Internet_20_link" text:visited-style-name="Internet_20_link"><text:s/>3.2.2 <text:s/>Update source/usr/share/doc/wireguard-kit/NEWS<text:tab/>1</text:a></text:p>
          <text:p text:style-name="P36"><text:a xlink:type="simple" xlink:href="#__RefHeading___Toc6796_721078307" text:style-name="Internet_20_link" text:visited-style-name="Internet_20_link"><text:s/>3.2.3 <text:s/>Update README.md<text:tab/>2</text:a></text:p>
          <text:p text:style-name="P36"><text:a xlink:type="simple" xlink:href="#__RefHeading___Toc3060_721078307" text:style-name="Internet_20_link" text:visited-style-name="Internet_20_link"><text:s/>3.2.4 <text:s/>Update the user guide<text:tab/>2</text:a></text:p>
          <text:p text:style-name="P36"><text:a xlink:type="simple" xlink:href="#__RefHeading___Toc3062_721078307" text:style-name="Internet_20_link" text:visited-style-name="Internet_20_link"><text:s/>3.2.5 <text:s/>Update man page timestamps<text:tab/>2</text:a></text:p>
          <text:p text:style-name="P35"><text:a xlink:type="simple" xlink:href="#__RefHeading___Toc3064_721078307" text:style-name="Internet_20_link" text:visited-style-name="Internet_20_link"><text:s/>3.3 <text:s/>Set permissions<text:tab/>2</text:a></text:p>
          <text:p text:style-name="P35"><text:a xlink:type="simple" xlink:href="#__RefHeading___Toc728_3065398053" text:style-name="Internet_20_link" text:visited-style-name="Internet_20_link"><text:s/>3.4 <text:s/>Create the tarballs<text:tab/>2</text:a></text:p>
          <text:p text:style-name="P35"><text:a xlink:type="simple" xlink:href="#__RefHeading___Toc3066_721078307" text:style-name="Internet_20_link" text:visited-style-name="Internet_20_link"><text:s/>3.5 <text:s/>Commit, tag and push<text:tab/>2</text:a></text:p>
          <text:p text:style-name="P35"><text:a xlink:type="simple" xlink:href="#__RefHeading___Toc3070_721078307" text:style-name="Internet_20_link" text:visited-style-name="Internet_20_link"><text:s/>3.6 <text:s/>Release on github<text:tab/>3</text:a></text:p>
          <text:p text:style-name="P34"><text:a xlink:type="simple" xlink:href="#__RefHeading___Toc4102_3965639264" text:style-name="Internet_20_link" text:visited-style-name="Internet_20_link"><text:s/>4 <text:s/>A new .deb version<text:tab/>3</text:a></text:p>
          <text:p text:style-name="P35"><text:a xlink:type="simple" xlink:href="#__RefHeading___Toc950_3836667665" text:style-name="Internet_20_link" text:visited-style-name="Internet_20_link"><text:s/>4.1 <text:s/>Initialisation: prepare to run debsign<text:tab/>3</text:a></text:p>
          <text:p text:style-name="P35"><text:a xlink:type="simple" xlink:href="#__RefHeading___Toc952_3836667665" text:style-name="Internet_20_link" text:visited-style-name="Internet_20_link"><text:s/>4.2 <text:s/>Prepare the source build tree (includes commit and tag)<text:tab/>3</text:a></text:p>
          <text:p text:style-name="P35"><text:a xlink:type="simple" xlink:href="#__RefHeading___Toc13056_1125684704" text:style-name="Internet_20_link" text:visited-style-name="Internet_20_link"><text:s/>4.3 <text:s/>Create the .deb etc.<text:tab/>3</text:a></text:p>
          <text:p text:style-name="P35"><text:a xlink:type="simple" xlink:href="#__RefHeading___Toc13972_3081667752" text:style-name="Internet_20_link" text:visited-style-name="Internet_20_link"><text:s/>4.4 <text:s/>Test<text:tab/>4</text:a></text:p>
          <text:p text:style-name="P35"><text:a xlink:type="simple" xlink:href="#__RefHeading___Toc954_3836667665" text:style-name="Internet_20_link" text:visited-style-name="Internet_20_link"><text:s/>4.5 <text:s/>Push<text:tab/>4</text:a></text:p>
          <text:p text:style-name="P35"><text:a xlink:type="simple" xlink:href="#__RefHeading___Toc993_367263031" text:style-name="Internet_20_link" text:visited-style-name="Internet_20_link"><text:s/>4.6 <text:s/>Publish<text:tab/>4</text:a></text:p>
        </text:index-body>
      </text:table-of-content>
      <text:p text:style-name="Text_20_body"/>
      <text:h text:style-name="P40" text:outline-level="1"><text:bookmark-start text:name="introduction"/><text:bookmark-start text:name="__RefHeading___Toc3038_721078307"/>Introduction<text:bookmark-end text:name="introduction"/><text:bookmark-end text:name="__RefHeading___Toc3038_721078307"/></text:h>
      <text:p text:style-name="Text_20_body">This is the Publisher's guide for wireguard-kit</text:p>
      <text:p text:style-name="P6">It has procedures for</text:p>
      <text:list xml:id="list2967123595" text:style-name="L1">
        <text:list-item>
          <text:p text:style-name="P63">Publishing a new wireguard-kit release using using repository <text:a xlink:type="simple" xlink:href="https://github.com/CharlesMAtkinson/wireguard-kit" text:style-name="Internet_20_link" text:visited-style-name="Visited_20_Internet_20_Link"><text:span text:style-name="Definition">https://github.com/CharlesMAtkinson/wireguard-kit</text:span></text:a></text:p>
        </text:list-item>
      </text:list>
      <text:h text:style-name="P41" text:outline-level="2"><text:bookmark-start text:name="related-documents"/><text:bookmark-start text:name="__RefHeading___Toc3040_721078307"/>Related documents<text:bookmark-end text:name="related-documents"/><text:bookmark-end text:name="__RefHeading___Toc3040_721078307"/></text:h>
      <text:list xml:id="list1686719677" text:style-name="L2">
        <text:list-item>
          <text:p text:style-name="P58"><text:a xlink:type="simple" xlink:href="https://docs.github.com/en/repositories/releasing-projects-on-github/about-releases" text:style-name="Internet_20_link" text:visited-style-name="Visited_20_Internet_20_Link"><text:span text:style-name="Definition">https://docs.github.com/en/repositories/releasing-projects-on-github/about-releases</text:span></text:a></text:p>
        </text:list-item>
        <text:list-item>
          <text:p text:style-name="P58"><text:a xlink:type="simple" xlink:href="https://docs.github.com/en/repositories/releasing-projects-on-github/managing-releases-in-a-repository" text:style-name="Internet_20_link" text:visited-style-name="Visited_20_Internet_20_Link"><text:span text:style-name="Definition">https://docs.github.com/en/repositories/releasing-projects-on-github/managing-releases-in-a-repository</text:span></text:a></text:p>
        </text:list-item>
      </text:list>
      <text:h text:style-name="P38" text:outline-level="1"><text:bookmark-start text:name="general-git-repository-setup"/><text:bookmark-start text:name="__RefHeading___Toc3042_721078307"/>git repository setup<text:bookmark-end text:name="general-git-repository-setup"/><text:bookmark-end text:name="__RefHeading___Toc3042_721078307"/></text:h>
      <text:h text:style-name="P41" text:outline-level="2"><text:bookmark-start text:name="exclude"/><text:bookmark-start text:name="__RefHeading___Toc3044_721078307"/>exclude<text:bookmark-end text:name="exclude"/><text:bookmark-end text:name="__RefHeading___Toc3044_721078307"/></text:h>
      <text:p text:style-name="P9"><text:span text:style-name="T3">Ensure</text:span><text:span text:style-name="T12"> </text:span>.<text:span text:style-name="T11">git/info/exclude </text:span><text:span text:style-name="T21">exists (it need not have any effective lines)</text:span></text:p>
      <text:p text:style-name="P10">Example showing common editor backup <text:span text:style-name="T1">file name</text:span> and LibreOffice lock file name patterns</text:p>
      <text:p text:style-name="P26"># Lines that start with '#' are comments.</text:p>
      <text:p text:style-name="P26"/>
      <text:p text:style-name="P26">*~</text:p>
      <text:p text:style-name="P26">*.backup</text:p>
      <text:p text:style-name="P26">*.swp</text:p>
      <text:p text:style-name="P26">.~lock.*#</text:p>
      <text:h text:style-name="P41" text:outline-level="2"><text:bookmark-start text:name="hook-scripts"/><text:bookmark-start text:name="__RefHeading___Toc3046_721078307"/>hook scripts<text:bookmark-end text:name="hook-scripts"/><text:bookmark-end text:name="__RefHeading___Toc3046_721078307"/></text:h>
      <text:p text:style-name="P23">Copy from tools/git-store-meta/hooks-for-wireguard-kit to .git/hooks</text:p>
      <text:h text:style-name="P38" text:outline-level="1"><text:bookmark-start text:name="a-new-wireguard-kit-version"/><text:bookmark-start text:name="__RefHeading___Toc3048_721078307"/>A new wireguard-kit version<text:bookmark-end text:name="a-new-wireguard-kit-version"/><text:bookmark-end text:name="__RefHeading___Toc3048_721078307"/></text:h>
      <text:h text:style-name="P41" text:outline-level="2"><text:bookmark-start text:name="update-the-version-number-file"/><text:bookmark-start text:name="__RefHeading___Toc3050_721078307"/>Update the version number file<text:bookmark-end text:name="update-the-version-number-file"/><text:bookmark-end text:name="__RefHeading___Toc3050_721078307"/></text:h>
      <text:p text:style-name="P19">In <text:span text:style-name="T13">the root of </text:span>a local repository for <text:a xlink:type="simple" xlink:href="https://github.com/CharlesMAtkinson/wireguard-kit" text:style-name="Internet_20_link" text:visited-style-name="Visited_20_Internet_20_Link"><text:span text:style-name="Definition">https://github.com/CharlesMAtkinson/wireguard-kit</text:span></text:a> <text:span text:style-name="T8">c</text:span>hange the content of the version file to the new version</text:p>
      <text:h text:style-name="P41" text:outline-level="2"><text:bookmark-start text:name="update-documentation"/><text:bookmark-start text:name="__RefHeading___Toc3052_721078307"/>Update documentation<text:bookmark-end text:name="update-documentation"/><text:bookmark-end text:name="__RefHeading___Toc3052_721078307"/></text:h>
      <text:h text:style-name="P45" text:outline-level="3"><text:bookmark-start text:name="update-usrsharedocwireguard-kitauthors-bugs"/><text:bookmark-start text:name="__RefHeading___Toc3054_721078307"/>Update <text:span text:style-name="T16">source/</text:span>usr/share/doc/wireguard-kit/AUTHORS, BUGS<text:bookmark-end text:name="update-usrsharedocwireguard-kitauthors-bugs"/><text:bookmark-end text:name="__RefHeading___Toc3054_721078307"/></text:h>
      <text:p text:style-name="P23">Review and update as required.</text:p>
      <text:h text:style-name="P46" text:outline-level="3"><text:bookmark-start text:name="update-usrsharedocwireguard-kitnews"/><text:bookmark-start text:name="__RefHeading___Toc3056_721078307"/>Update <text:span text:style-name="T16">source/</text:span>usr/share/doc/wireguard-kit/NEWS<text:bookmark-end text:name="update-usrsharedocwireguard-kitnews"/><text:bookmark-end text:name="__RefHeading___Toc3056_721078307"/></text:h>
      <text:p text:style-name="Text_20_body">Create new release section at the top of the file.</text:p>
      <text:p text:style-name="Text_20_body">Add details of bug fixes and new features, taken from <text:a xlink:type="simple" xlink:href="https://github.com/CharlesMAtkinson/wireguard-kit/issues" text:style-name="Internet_20_link" text:visited-style-name="Visited_20_Internet_20_Link"><text:span text:style-name="Definition">https://github.com/CharlesMAtkinson/wireguard-kit/issues</text:span></text:a></text:p>
      <text:p text:style-name="Text_20_body">If required, add migration notes</text:p>
      <text:h text:style-name="P46" text:outline-level="3"><text:bookmark-start text:name="__RefHeading___Toc6796_721078307"/><text:bookmark-start text:name="update-usrsharedocwireguard-kitnews1"/><text:soft-page-break/>Update <text:span text:style-name="T10">README.md</text:span><text:bookmark-end text:name="__RefHeading___Toc6796_721078307"/></text:h>
      <text:p text:style-name="P7"><text:span text:style-name="T2">And copy it to </text:span>source/usr/share/doc/wireguard-kit/README.md<text:bookmark-end text:name="update-usrsharedocwireguard-kitnews1"/></text:p>
      <text:h text:style-name="P47" text:outline-level="3"><text:bookmark-start text:name="update-the-user-guide"/><text:bookmark-start text:name="__RefHeading___Toc3060_721078307"/>Update the user guide<text:bookmark-end text:name="update-the-user-guide"/><text:bookmark-end text:name="__RefHeading___Toc3060_721078307"/></text:h>
      <text:p text:style-name="P23">Edit "<text:span text:style-name="T16">source/</text:span>usr/share/doc/wireguard-kit/wireguard-kit user guide.odt":</text:p>
      <text:list xml:id="list4071058220" text:style-name="L3">
        <text:list-item>
          <text:p text:style-name="P64">Update "Supported environments" as required</text:p>
        </text:list-item>
        <text:list-item>
          <text:p text:style-name="P64">Table of Contents</text:p>
        </text:list-item>
      </text:list>
      <text:h text:style-name="P45" text:outline-level="3"><text:bookmark-start text:name="update-man-page-timestamps"/><text:bookmark-start text:name="__RefHeading___Toc3062_721078307"/>Update man page timestamps<text:bookmark-end text:name="update-man-page-timestamps"/><text:bookmark-end text:name="__RefHeading___Toc3062_721078307"/></text:h>
      <text:p text:style-name="P24">if [[ -d <text:span text:style-name="T16">source/</text:span>etc ]]; then</text:p>
      <text:p text:style-name="P24"><text:s text:c="4"/>date=$(date '+%-d %b %Y')</text:p>
      <text:p text:style-name="P24"><text:s text:c="4"/>version=$(<text:span text:style-name="T14">&lt;</text:span> version)</text:p>
      <text:p text:style-name="P24"><text:s text:c="4"/>for section in 5 8</text:p>
      <text:p text:style-name="P24"><text:s text:c="4"/>do</text:p>
      <text:p text:style-name="P24"><text:s text:c="8"/>line_match='<text:span text:style-name="T19">^</text:span>.TH [^ ]+ '$section' "[^"]+" "Auroville" "Version '</text:p>
      <text:p text:style-name="P24"><text:s text:c="8"/>subs_match='(.TH [^ ]+ '$section' ")'</text:p>
      <text:p text:style-name="P24"><text:s text:c="8"/>subs_match+='[^"]+'</text:p>
      <text:p text:style-name="P24"><text:s text:c="8"/>subs_match+='(" "Auroville" "Version )' </text:p>
      <text:p text:style-name="P24"><text:s text:c="8"/>subs_match+='[^"]+'</text:p>
      <text:p text:style-name="P24"><text:s text:c="8"/>subs_match+='(.*$)'</text:p>
      <text:p text:style-name="P24"><text:s text:c="8"/>subs_repl="<text:span text:style-name="T20">\</text:span>1$date<text:span text:style-name="T20">\</text:span>2$version<text:span text:style-name="T20">\</text:span>3" </text:p>
      <text:p text:style-name="P24"><text:s text:c="8"/>for f in <text:span text:style-name="T16">source/</text:span>usr/share/man/man$section/*.$section</text:p>
      <text:p text:style-name="P24"><text:s text:c="8"/>do</text:p>
      <text:p text:style-name="P24"><text:s text:c="12"/>echo === $f ===</text:p>
      <text:p text:style-name="P24"><text:s text:c="12"/>sed -<text:span text:style-name="T19">E</text:span>i <text:span text:style-name="T18">\</text:span></text:p>
      <text:p text:style-name="P24"><text:s text:c="16"/>"/$line_match/s/$subs_match/$subs_repl/" <text:span text:style-name="T18">\</text:span></text:p>
      <text:p text:style-name="P24"><text:s text:c="16"/>"$f"</text:p>
      <text:p text:style-name="P25"><text:s text:c="8"/>done</text:p>
      <text:p text:style-name="P24"><text:s text:c="4"/>done</text:p>
      <text:p text:style-name="P24">else</text:p>
      <text:p text:style-name="P24"><text:s text:c="8"/>echo 'ERROR" must be run in the <text:span text:style-name="T15">root of the git tree</text:span>' &gt;&amp;2</text:p>
      <text:p text:style-name="P24">fi</text:p>
      <text:h text:style-name="P41" text:outline-level="2"><text:bookmark-start text:name="set-permissions"/><text:bookmark-start text:name="__RefHeading___Toc3064_721078307"/>Set permissions<text:bookmark-end text:name="set-permissions"/><text:bookmark-end text:name="__RefHeading___Toc3064_721078307"/></text:h>
      <text:p text:style-name="P6"><text:span text:style-name="Source_5f_Text">tools/set_perms.sh</text:span></text:p>
      <text:h text:style-name="P42" text:outline-level="2"><text:bookmark-start text:name="create-the-tarballs"/><text:bookmark-start text:name="__RefHeading___Toc728_3065398053"/>Create the tarballs<text:bookmark-end text:name="create-the-tarballs"/><text:bookmark-end text:name="__RefHeading___Toc728_3065398053"/></text:h>
      <text:p text:style-name="P11"><text:span text:style-name="T22">If the git exclude file does not have a line for LibreOffice lock files as shown in </text:span><text:span text:style-name="T22"><text:bookmark-ref text:reference-format="number" text:ref-name="__RefHeading___Toc3044_721078307">2.1</text:bookmark-ref></text:span><text:span text:style-name="T22"><text:s/></text:span><text:span text:style-name="T22"><text:bookmark-ref text:reference-format="text" text:ref-name="__RefHeading___Toc3044_721078307">exclude</text:bookmark-ref></text:span><text:span text:style-name="T22"><text:s/></text:span><text:span text:style-name="T22"><text:bookmark-ref text:reference-format="direction" text:ref-name="__RefHeading___Toc3044_721078307">above</text:bookmark-ref></text:span><text:span text:style-name="T22">, ensure none of the source .odt files are open then, in the root of the wireguard-kit repo, run</text:span></text:p>
      <text:p text:style-name="P8"><text:span text:style-name="Source_5f_Text">tools/create_tarballs.sh</text:span></text:p>
      <text:p text:style-name="P8">The tarballs are created in the parent directory</text:p>
      <text:h text:style-name="P42" text:outline-level="2"><text:bookmark-start text:name="commit-tag-and-push"/><text:bookmark-start text:name="__RefHeading___Toc3066_721078307"/>Commit, tag and push<text:bookmark-end text:name="commit-tag-and-push"/><text:bookmark-end text:name="__RefHeading___Toc3066_721078307"/></text:h>
      <text:p text:style-name="P24">if [[ -d <text:span text:style-name="T17">source/</text:span>etc ]]; then</text:p>
      <text:p text:style-name="P24"><text:s text:c="4"/>version=$(&lt; version)</text:p>
      <text:p text:style-name="P24"><text:s text:c="4"/>git add --all</text:p>
      <text:p text:style-name="P24"><text:s text:c="4"/>git commit --all --message "Version $version" \</text:p>
      <text:p text:style-name="P24"><text:s text:c="8"/>&amp;&amp; git tag --annotate --message "Version $version" $version \</text:p>
      <text:p text:style-name="P24"><text:s text:c="8"/>&amp;&amp; git push origin \</text:p>
      <text:p text:style-name="P24"><text:s text:c="8"/>&amp;&amp; git push origin --tags</text:p>
      <text:p text:style-name="P24"><text:s text:c="4"/>else</text:p>
      <text:p text:style-name="P24"><text:s text:c="8"/>echo 'ERROR: must be run in the root of the git tree' &gt;&amp;2</text:p>
      <text:p text:style-name="P24">fi</text:p>
      <text:h text:style-name="P41" text:outline-level="2"><text:bookmark-start text:name="release-on-github"/><text:bookmark-start text:name="__RefHeading___Toc3070_721078307"/><text:soft-page-break/>Release on github<text:bookmark-end text:name="release-on-github"/><text:bookmark-end text:name="__RefHeading___Toc3070_721078307"/></text:h>
      <text:p text:style-name="P23">Example</text:p>
      <text:p text:style-name="P6"><text:a xlink:type="simple" xlink:href="https://github.com/CharlesMAtkinson/wireguard-kit/releases" text:style-name="Internet_20_link" text:visited-style-name="Visited_20_Internet_20_Link"><text:span text:style-name="Definition">https://github.com/CharlesMAtkinson/wireguard-kit/releases</text:span></text:a> &gt; ensure signed in &gt; Draft a new release</text:p>
      <text:list xml:id="list833055493" text:style-name="L4">
        <text:list-item>
          <text:p text:style-name="P65">Choose a tag &gt; <text:span text:style-name="T4">1.0.</text:span><text:span text:style-name="T9">1</text:span></text:p>
        </text:list-item>
        <text:list-item>
          <text:p text:style-name="P66">Title: Version <text:span text:style-name="T4">1.0.</text:span><text:span text:style-name="T9">1</text:span></text:p>
        </text:list-item>
        <text:list-item>
          <text:p text:style-name="P65">Populate the free text area to match source/usr/share/doc/wireguard-kit/NEWS. <text:s/><text:span text:style-name="T23">E</text:span>xample</text:p>
        </text:list-item>
      </text:list>
      <text:p text:style-name="P29">Version 1.0.<text:span text:style-name="T9">1</text:span> <text:s/><text:span text:style-name="T9">24</text:span> Dec 2022</text:p>
      <text:p text:style-name="P29"/>
      <text:p text:style-name="P29">* Added section "A new .deb version" to the "wireguard-kit publisher guide"</text:p>
      <text:p text:style-name="P29">* Added /usr/lib/systemd/system-preset/wireguard-kit.preset to set ""vendor preset: disabled"</text:p>
      <text:p text:style-name="P29">* Documentation fixes and clarifications</text:p>
      <text:p text:style-name="P29"/>
      <text:p text:style-name="P12">Attach the two tarballs generated in <text:bookmark-ref text:reference-format="number" text:ref-name="__RefHeading___Toc728_3065398053">3.4</text:bookmark-ref><text:s/><text:bookmark-ref text:reference-format="text" text:ref-name="__RefHeading___Toc728_3065398053">Create the tarballs</text:bookmark-ref><text:s/><text:bookmark-ref text:reference-format="direction" text:ref-name="__RefHeading___Toc728_3065398053">above</text:bookmark-ref></text:p>
      <text:h text:style-name="P39" text:outline-level="1"><text:bookmark-start text:name="__RefHeading___Toc4102_3965639264"/><text:span text:style-name="T24">A new</text:span> .deb <text:span text:style-name="T24">version</text:span><text:bookmark-end text:name="__RefHeading___Toc4102_3965639264"/></text:h>
      <text:h text:style-name="P43" text:outline-level="2"><text:bookmark-start text:name="__RefHeading___Toc950_3836667665"/><text:span text:style-name="T25">Initialisation: p</text:span>repar<text:span text:style-name="T25">e</text:span> <text:span text:style-name="T26">to run</text:span> debsign<text:bookmark-end text:name="__RefHeading___Toc950_3836667665"/></text:h>
      <text:p text:style-name="P14">Needs to be done once <text:span text:style-name="T27">for each user </text:span><text:span text:style-name="T67">and email address </text:span><text:span text:style-name="T68">combination</text:span>.</text:p>
      <text:p text:style-name="P14">Example <text:span text:style-name="T28">using gpg agent. <text:s/>Assumes gpg agent is already running and will be running when tools/build_deb.sh (which runs debsign) is run</text:span></text:p>
      <text:list xml:id="list1892559687" text:style-name="L5">
        <text:list-item>
          <text:p text:style-name="P49">Ensure ~/.gnupg/gpg-agent.conf includes an allow-preset-passphrase line </text:p>
        </text:list-item>
        <text:list-item>
          <text:p text:style-name="P49">If ~/.gnupg/gpg-agent.conf was changed, effect the change</text:p>
        </text:list-item>
      </text:list>
      <text:p text:style-name="P30">c@CW10:~$ <text:span text:style-name="T29">gpg-connect-agent reloadagent /bye</text:span></text:p>
      <text:p text:style-name="P30">OK</text:p>
      <text:list xml:id="list170552362212594" text:continue-numbering="true" text:style-name="L5">
        <text:list-item>
          <text:p text:style-name="P49">Preset the passphrase</text:p>
        </text:list-item>
      </text:list>
      <text:p text:style-name="P30">c@CW10:~$ <text:span text:style-name="T29">echo &lt;</text:span><text:span text:style-name="T64">passphrase</text:span><text:span text:style-name="T29">&gt; | /usr/lib/gnupg/gpg-preset-passphrase --preset 956D97242C72E4A29BF6D3DF19EBC2343246AD16</text:span></text:p>
      <text:p text:style-name="P30">OK </text:p>
      <text:h text:style-name="P43" text:outline-level="2"><text:bookmark-start text:name="__RefHeading___Toc952_3836667665"/><text:span text:style-name="T41">Prepare</text:span> the <text:span text:style-name="T42">source build tree (includes commit and tag)</text:span><text:bookmark-end text:name="__RefHeading___Toc952_3836667665"/></text:h>
      <text:p text:style-name="P15">In <text:span text:style-name="T43">a local repository for </text:span><text:a xlink:type="simple" xlink:href="https://github.com/CharlesMAtkinson/wireguard-kit_debian_packaging" text:style-name="Internet_20_link" text:visited-style-name="Visited_20_Internet_20_Link"><text:span text:style-name="T43">https://github.com/CharlesMAtkinson/wireguard-kit_debian_packaging</text:span></text:a>, <text:span text:style-name="T44">in the </text:span><text:span text:style-name="T7">root</text:span><text:span text:style-name="T44"> directory</text:span> ...</text:p>
      <text:list xml:id="list1411928768" text:style-name="L6">
        <text:list-item>
          <text:p text:style-name="P60">Update debian/changelog <text:span text:style-name="T71">other than the timestamp</text:span></text:p>
        </text:list-item>
        <text:list-item>
          <text:p text:style-name="P61"><text:span text:style-name="T45">Ensure </text:span>debian/source/include-binaries <text:span text:style-name="T45">is current</text:span>. <text:s/><text:span text:style-name="T45">It only needs changing when the .odt file paths have changed</text:span></text:p>
        </text:list-item>
        <text:list-item>
          <text:p text:style-name="P59"><text:span text:style-name="T70">Copy the the </text:span><text:span text:style-name="T46">upstream source tarball</text:span><text:span text:style-name="T70"> </text:span><text:span text:style-name="T41">and run the update script. <text:s/></text:span>Example <text:span text:style-name="T69">commands (a</text:span>ssumes the <text:span text:style-name="T46">upstream source tarball is in the parent </text:span>directory<text:span text:style-name="T69">)</text:span></text:p>
        </text:list-item>
      </text:list>
      <text:p text:style-name="P33"><text:span text:style-name="T63">software</text:span><text:span text:style-name="T30">_</text:span><text:span text:style-name="T31">version=</text:span><text:span text:style-name="T48">1.0.</text:span><text:span text:style-name="T49">1</text:span><text:span text:style-name="T47">;</text:span><text:span text:style-name="T32"> </text:span><text:span text:style-name="T30">package_version=</text:span><text:span text:style-name="T52">1</text:span><text:span text:style-name="T30"> </text:span></text:p>
      <text:p text:style-name="P32">cp -p ../wireguard-kit_<text:span text:style-name="T53">$</text:span><text:span text:style-name="T66">software</text:span><text:span text:style-name="T53">_version</text:span>.source.tgz source/wireguard-kit_<text:span text:style-name="T41">$software_version</text:span>.orig.tar.<text:span text:style-name="T54">g</text:span>z <text:span text:style-name="T55">\</text:span></text:p>
      <text:p text:style-name="P31"><text:s text:c="4"/><text:span text:style-name="T55">&amp;&amp; </text:span>git add --<text:span text:style-name="T72">all</text:span> <text:span text:style-name="T55">\</text:span></text:p>
      <text:p text:style-name="P33"><text:span text:style-name="T33"><text:s text:c="4"/></text:span><text:span text:style-name="T34">&amp;&amp; </text:span><text:span text:style-name="T30">tools/update_build_tree.sh -</text:span><text:span text:style-name="T32">v </text:span><text:span text:style-name="T30">$software_</text:span><text:span text:style-name="T31">version-</text:span><text:span text:style-name="T30">$package_version</text:span><text:span text:style-name="T56"> </text:span></text:p>
      <text:h text:style-name="P43" text:outline-level="2"><text:bookmark-start text:name="__RefHeading___Toc13056_1125684704"/><text:span text:style-name="T42">Create the </text:span>.deb etc.<text:bookmark-end text:name="__RefHeading___Toc13056_1125684704"/></text:h>
      <text:p text:style-name="P18"><text:span text:style-name="T57">I</text:span>n the root of the <text:span text:style-name="T57">wireguard-kit_</text:span>debian_packaging repository</text:p>
      <text:p text:style-name="P28"><text:span text:style-name="T63">software</text:span><text:span text:style-name="T30">_</text:span><text:span text:style-name="T31">version=</text:span><text:span text:style-name="T48">1.0.</text:span><text:span text:style-name="T49">1</text:span><text:span text:style-name="T47">;</text:span><text:span text:style-name="T32"> </text:span><text:span text:style-name="T30">package_version=</text:span><text:span text:style-name="T51">1</text:span><text:span text:style-name="T30"> </text:span></text:p>
      <text:p text:style-name="P28"><text:soft-page-break/><text:span text:style-name="T29">tools/</text:span><text:span text:style-name="T35">build_deb</text:span><text:span text:style-name="T29">.sh -</text:span><text:span text:style-name="T32">v </text:span><text:span text:style-name="T30">$software_</text:span><text:span text:style-name="T31">version-</text:span><text:span text:style-name="T30">$package_version</text:span><text:span text:style-name="T56"> </text:span></text:p>
      <text:h text:style-name="P44" text:outline-level="2"><text:bookmark-start text:name="__RefHeading___Toc13972_3081667752"/>Test<text:bookmark-end text:name="__RefHeading___Toc13972_3081667752"/></text:h>
      <text:p text:style-name="P62">Test the new .deb</text:p>
      <text:h text:style-name="P44" text:outline-level="2"><text:bookmark-start text:name="__RefHeading___Toc954_3836667665"/><text:span text:style-name="T58">P</text:span>ush<text:bookmark-end text:name="__RefHeading___Toc954_3836667665"/></text:h>
      <text:p text:style-name="P48"><text:span text:style-name="T65">git</text:span><text:span text:style-name="T63">software</text:span><text:span text:style-name="T30">_</text:span><text:span text:style-name="T31">version=</text:span><text:span text:style-name="T48">1.0.</text:span><text:span text:style-name="T49">1</text:span><text:span text:style-name="T47">;</text:span><text:span text:style-name="T32"> </text:span><text:span text:style-name="T30">package_version=</text:span><text:span text:style-name="T51">1</text:span><text:span text:style-name="T30"> </text:span></text:p>
      <text:p text:style-name="P28"><text:span text:style-name="T36">full_version=</text:span><text:span text:style-name="T37">$software</text:span><text:span text:style-name="T30">_</text:span><text:span text:style-name="T31">version-</text:span><text:span text:style-name="T30">$package_version</text:span></text:p>
      <text:p text:style-name="P27"><text:span text:style-name="T29">git </text:span><text:span text:style-name="T37">push </text:span><text:span text:style-name="T38">\</text:span></text:p>
      <text:p text:style-name="P27"><text:span text:style-name="T37"><text:s text:c="4"/></text:span><text:span text:style-name="T38">&amp;&amp; </text:span><text:span text:style-name="T29">git </text:span><text:span text:style-name="T37">push </text:span><text:span text:style-name="T39">origin</text:span><text:span text:style-name="T40"> </text:span><text:span text:style-name="T37">"$</text:span><text:span text:style-name="T36">full_version</text:span><text:span text:style-name="T37">"</text:span> </text:p>
      <text:h text:style-name="Heading_20_2" text:outline-level="2"><text:bookmark-start text:name="__RefHeading___Toc993_367263031"/>Publish<text:bookmark-end text:name="__RefHeading___Toc993_367263031"/></text:h>
      <text:p text:style-name="P17">Example</text:p>
      <text:list xml:id="list700975576" text:style-name="L7">
        <text:list-item>
          <text:p text:style-name="P50"><text:a xlink:type="simple" xlink:href="https://github.com/CharlesMAtkinson/wireguard-kit_debian_packaging/releases" text:style-name="Internet_20_link" text:visited-style-name="Visited_20_Internet_20_Link">https://github.com/CharlesMAtkinson/wireguard-kit_debian_packaging/releases</text:a> &gt; <text:span text:style-name="T59">ensure </text:span>sign<text:span text:style-name="T59">ed</text:span> in &gt; <text:span text:style-name="T60">Draft</text:span> a new release</text:p>
        </text:list-item>
        <text:list-item>
          <text:p text:style-name="P51">Choose a tag &gt; <text:span text:style-name="T48">1.0.</text:span><text:span text:style-name="T49">1-</text:span><text:span text:style-name="T50">1</text:span> </text:p>
        </text:list-item>
        <text:list-item>
          <text:p text:style-name="P52">Title: Version <text:span text:style-name="T48">1.0.</text:span><text:span text:style-name="T49">1-</text:span><text:span text:style-name="T50">1</text:span> </text:p>
        </text:list-item>
        <text:list-item>
          <text:p text:style-name="P53"><text:span text:style-name="T61">If this is </text:span><text:span text:style-name="T62">package version 1, leave the </text:span>free text area <text:span text:style-name="T62">empty</text:span></text:p>
        </text:list-item>
        <text:list-item>
          <text:p text:style-name="P53"><text:span text:style-name="T62">Else (this is package version &gt; 1), in the free text area, </text:span><text:span text:style-name="T61">descri</text:span><text:span text:style-name="T5">be</text:span><text:span text:style-name="T61"> how this package version differs from the </text:span><text:span text:style-name="T6">previous one</text:span> </text:p>
        </text:list-item>
        <text:list-item>
          <text:p text:style-name="P54">Drag files to binary target (the order is not important because files are finally listed sorted by name). <text:s/><text:span text:style-name="T61">Example</text:span>:</text:p>
          <text:list>
            <text:list-item>
              <text:p text:style-name="P54">wireguard-kit_1.0.1-1.debian.tar.xz</text:p>
            </text:list-item>
            <text:list-item>
              <text:p text:style-name="P54">wireguard-kit_1.0.1-1_all.deb</text:p>
            </text:list-item>
            <text:list-item>
              <text:p text:style-name="P54">wireguard-kit_1.0.1-1.dsc</text:p>
            </text:list-item>
            <text:list-item>
              <text:p text:style-name="P54">wireguard-kit_1.0.1-1_amd64.build</text:p>
            </text:list-item>
            <text:list-item>
              <text:p text:style-name="P54">wireguard-kit_1.0.1-1_amd64.changes</text:p>
            </text:list-item>
            <text:list-item>
              <text:p text:style-name="P54">wireguard-kit_1.0.1-1_amd64.buildinfo</text:p>
            </text:list-item>
          </text:list>
        </text:list-item>
        <text:list-item>
          <text:p text:style-name="P54">Note: "Source code (zip)" and "Source code (tar.gz)" cannot be removed using the web UI</text:p>
        </text:list-item>
        <text:list-item>
          <text:p text:style-name="P55">Click "Publish release"</text:p>
        </text:list-item>
        <text:list-item>
          <text:p text:style-name="P56">On github, edit the wireguard-kit release and add the .deb</text:p>
        </text:list-item>
      </text:list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DejaVu Sans" svg:font-family="'DejaVu Sans'" style:font-adornments="Book" style:font-family-generic="swiss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deg" draw:border="0%"/>
    <draw:hatch draw:name="Hatch_20_357" draw:display-name="Hatch 357" draw:style="single" draw:color="#000000" draw:distance="0.011cm" draw:rotation="0"/>
    <draw:hatch draw:name="Hatch_20_358" draw:display-name="Hatch 358" draw:style="single" draw:color="#000000" draw:distance="0.011cm" draw:rotation="0"/>
    <draw:hatch draw:name="Hatch_20_359" draw:display-name="Hatch 359" draw:style="single" draw:color="#000000" draw:distance="0.011cm" draw:rotation="0"/>
    <draw:hatch draw:name="Hatch_20_360" draw:display-name="Hatch 360" draw:style="single" draw:color="#000000" draw:distance="0.011cm" draw:rotation="0"/>
    <draw:hatch draw:name="Hatch_20_361" draw:display-name="Hatch 361" draw:style="single" draw:color="#000000" draw:distance="0.011cm" draw:rotation="0"/>
    <draw:hatch draw:name="Hatch_20_362" draw:display-name="Hatch 362" draw:style="single" draw:color="#000000" draw:distance="0.011cm" draw:rotation="0"/>
    <draw:hatch draw:name="Hatch_20_363" draw:display-name="Hatch 363" draw:style="single" draw:color="#000000" draw:distance="0.011cm" draw:rotation="0"/>
    <draw:hatch draw:name="Hatch_20_364" draw:display-name="Hatch 364" draw:style="single" draw:color="#000000" draw:distance="0.011cm" draw:rotation="0"/>
    <draw:hatch draw:name="Hatch_20_365" draw:display-name="Hatch 365" draw:style="single" draw:color="#000000" draw:distance="0.011cm" draw:rotation="0"/>
    <draw:hatch draw:name="Hatch_20_366" draw:display-name="Hatch 366" draw:style="single" draw:color="#000000" draw:distance="0.011cm" draw:rotation="0"/>
    <draw:hatch draw:name="Hatch_20_367" draw:display-name="Hatch 367" draw:style="single" draw:color="#000000" draw:distance="0.011cm" draw:rotation="0"/>
    <draw:hatch draw:name="Hatch_20_368" draw:display-name="Hatch 368" draw:style="single" draw:color="#000000" draw:distance="0.011cm" draw:rotation="0"/>
    <draw:hatch draw:name="Hatch_20_369" draw:display-name="Hatch 369" draw:style="single" draw:color="#000000" draw:distance="0.011cm" draw:rotation="0"/>
    <draw:hatch draw:name="Hatch_20_370" draw:display-name="Hatch 370" draw:style="single" draw:color="#000000" draw:distance="0.011cm" draw:rotation="0"/>
    <draw:hatch draw:name="Hatch_20_371" draw:display-name="Hatch 371" draw:style="single" draw:color="#000000" draw:distance="0.011cm" draw:rotation="0"/>
    <draw:hatch draw:name="Hatch_20_372" draw:display-name="Hatch 372" draw:style="single" draw:color="#000000" draw:distance="0.011cm" draw:rotation="0"/>
    <draw:hatch draw:name="Hatch_20_373" draw:display-name="Hatch 373" draw:style="single" draw:color="#000000" draw:distance="0.011cm" draw:rotation="0"/>
    <draw:hatch draw:name="Hatch_20_374" draw:display-name="Hatch 374" draw:style="single" draw:color="#000000" draw:distance="0.011cm" draw:rotation="0"/>
    <draw:hatch draw:name="Hatch_20_375" draw:display-name="Hatch 375" draw:style="single" draw:color="#000000" draw:distance="0.011cm" draw:rotation="0"/>
    <draw:hatch draw:name="Hatch_20_376" draw:display-name="Hatch 376" draw:style="single" draw:color="#000000" draw:distance="0.011cm" draw:rotation="0"/>
    <draw:hatch draw:name="Hatch_20_377" draw:display-name="Hatch 377" draw:style="single" draw:color="#000000" draw:distance="0.011cm" draw:rotation="0"/>
    <draw:hatch draw:name="Hatch_20_378" draw:display-name="Hatch 378" draw:style="single" draw:color="#000000" draw:distance="0.011cm" draw:rotation="0"/>
    <draw:hatch draw:name="Hatch_20_379" draw:display-name="Hatch 379" draw:style="single" draw:color="#000000" draw:distance="0.011cm" draw:rotation="0"/>
    <draw:hatch draw:name="Hatch_20_380" draw:display-name="Hatch 380" draw:style="single" draw:color="#000000" draw:distance="0.011cm" draw:rotation="0"/>
    <draw:hatch draw:name="Hatch_20_381" draw:display-name="Hatch 381" draw:style="single" draw:color="#000000" draw:distance="0.011cm" draw:rotation="0"/>
    <draw:hatch draw:name="Hatch_20_382" draw:display-name="Hatch 382" draw:style="single" draw:color="#000000" draw:distance="0.011cm" draw:rotation="0"/>
    <draw:hatch draw:name="Hatch_20_383" draw:display-name="Hatch 383" draw:style="single" draw:color="#000000" draw:distance="0.011cm" draw:rotation="0"/>
    <draw:hatch draw:name="Hatch_20_384" draw:display-name="Hatch 384" draw:style="single" draw:color="#000000" draw:distance="0.011cm" draw:rotation="0"/>
    <draw:hatch draw:name="Hatch_20_385" draw:display-name="Hatch 385" draw:style="single" draw:color="#000000" draw:distance="0.011cm" draw:rotation="0"/>
    <draw:hatch draw:name="Hatch_20_386" draw:display-name="Hatch 386" draw:style="single" draw:color="#000000" draw:distance="0.011cm" draw:rotation="0"/>
    <draw:hatch draw:name="Hatch_20_387" draw:display-name="Hatch 387" draw:style="single" draw:color="#000000" draw:distance="0.011cm" draw:rotation="0"/>
    <draw:hatch draw:name="Hatch_20_388" draw:display-name="Hatch 388" draw:style="single" draw:color="#000000" draw:distance="0.011cm" draw:rotation="0"/>
    <draw:hatch draw:name="Hatch_20_389" draw:display-name="Hatch 389" draw:style="single" draw:color="#000000" draw:distance="0.011cm" draw:rotation="0"/>
    <draw:hatch draw:name="Hatch_20_390" draw:display-name="Hatch 390" draw:style="single" draw:color="#000000" draw:distance="0.011cm" draw:rotation="0"/>
    <draw:hatch draw:name="Hatch_20_391" draw:display-name="Hatch 391" draw:style="single" draw:color="#000000" draw:distance="0.011cm" draw:rotation="0"/>
    <draw:hatch draw:name="Hatch_20_392" draw:display-name="Hatch 392" draw:style="single" draw:color="#000000" draw:distance="0.011cm" draw:rotation="0"/>
    <draw:hatch draw:name="Hatch_20_393" draw:display-name="Hatch 393" draw:style="single" draw:color="#000000" draw:distance="0.011cm" draw:rotation="0"/>
    <draw:hatch draw:name="Hatch_20_394" draw:display-name="Hatch 394" draw:style="single" draw:color="#000000" draw:distance="0.011cm" draw:rotation="0"/>
    <draw:hatch draw:name="Hatch_20_395" draw:display-name="Hatch 395" draw:style="single" draw:color="#000000" draw:distance="0.011cm" draw:rotation="0"/>
    <draw:hatch draw:name="Hatch_20_396" draw:display-name="Hatch 396" draw:style="single" draw:color="#000000" draw:distance="0.011cm" draw:rotation="0"/>
    <draw:hatch draw:name="Hatch_20_397" draw:display-name="Hatch 397" draw:style="single" draw:color="#000000" draw:distance="0.011cm" draw:rotation="0"/>
    <draw:hatch draw:name="Hatch_20_398" draw:display-name="Hatch 398" draw:style="single" draw:color="#000000" draw:distance="0.011cm" draw:rotation="0"/>
    <draw:hatch draw:name="Hatch_20_399" draw:display-name="Hatch 399" draw:style="single" draw:color="#000000" draw:distance="0.011cm" draw:rotation="0"/>
    <draw:hatch draw:name="Hatch_20_400" draw:display-name="Hatch 400" draw:style="single" draw:color="#000000" draw:distance="0.011cm" draw:rotation="0"/>
    <draw:hatch draw:name="Hatch_20_401" draw:display-name="Hatch 401" draw:style="single" draw:color="#000000" draw:distance="0.011cm" draw:rotation="0"/>
    <draw:hatch draw:name="Hatch_20_402" draw:display-name="Hatch 402" draw:style="single" draw:color="#000000" draw:distance="0.011cm" draw:rotation="0"/>
    <draw:hatch draw:name="Hatch_20_403" draw:display-name="Hatch 403" draw:style="single" draw:color="#000000" draw:distance="0.011cm" draw:rotation="0"/>
    <draw:hatch draw:name="Hatch_20_404" draw:display-name="Hatch 404" draw:style="single" draw:color="#000000" draw:distance="0.011cm" draw:rotation="0"/>
    <draw:hatch draw:name="Hatch_20_405" draw:display-name="Hatch 405" draw:style="single" draw:color="#000000" draw:distance="0.011cm" draw:rotation="0"/>
    <draw:hatch draw:name="Hatch_20_406" draw:display-name="Hatch 406" draw:style="single" draw:color="#000000" draw:distance="0.011cm" draw:rotation="0"/>
    <draw:hatch draw:name="Hatch_20_407" draw:display-name="Hatch 407" draw:style="single" draw:color="#000000" draw:distance="0.011cm" draw:rotation="0"/>
    <draw:hatch draw:name="Hatch_20_408" draw:display-name="Hatch 408" draw:style="single" draw:color="#000000" draw:distance="0.011cm" draw:rotation="0"/>
    <draw:hatch draw:name="Hatch_20_409" draw:display-name="Hatch 409" draw:style="single" draw:color="#000000" draw:distance="0.011cm" draw:rotation="0"/>
    <draw:hatch draw:name="Hatch_20_410" draw:display-name="Hatch 410" draw:style="single" draw:color="#000000" draw:distance="0.011cm" draw:rotation="0"/>
    <draw:hatch draw:name="Hatch_20_411" draw:display-name="Hatch 411" draw:style="single" draw:color="#000000" draw:distance="0.011cm" draw:rotation="0"/>
    <draw:hatch draw:name="Hatch_20_412" draw:display-name="Hatch 412" draw:style="single" draw:color="#000000" draw:distance="0.011cm" draw:rotation="0"/>
    <draw:hatch draw:name="Hatch_20_413" draw:display-name="Hatch 413" draw:style="single" draw:color="#000000" draw:distance="0.011cm" draw:rotation="0"/>
    <draw:hatch draw:name="Hatch_20_414" draw:display-name="Hatch 414" draw:style="single" draw:color="#000000" draw:distance="0.011cm" draw:rotation="0"/>
    <draw:hatch draw:name="Hatch_20_415" draw:display-name="Hatch 415" draw:style="single" draw:color="#000000" draw:distance="0.011cm" draw:rotation="0"/>
    <draw:hatch draw:name="Hatch_20_416" draw:display-name="Hatch 416" draw:style="single" draw:color="#000000" draw:distance="0.011cm" draw:rotation="0"/>
    <draw:hatch draw:name="Hatch_20_417" draw:display-name="Hatch 417" draw:style="single" draw:color="#000000" draw:distance="0.011cm" draw:rotation="0"/>
    <draw:hatch draw:name="Hatch_20_418" draw:display-name="Hatch 418" draw:style="single" draw:color="#000000" draw:distance="0.011cm" draw:rotation="0"/>
    <draw:hatch draw:name="Hatch_20_419" draw:display-name="Hatch 419" draw:style="single" draw:color="#000000" draw:distance="0.011cm" draw:rotation="0"/>
    <draw:hatch draw:name="Hatch_20_420" draw:display-name="Hatch 420" draw:style="single" draw:color="#000000" draw:distance="0.011cm" draw:rotation="0"/>
    <draw:hatch draw:name="Hatch_20_421" draw:display-name="Hatch 421" draw:style="single" draw:color="#000000" draw:distance="0.011cm" draw:rotation="0"/>
    <draw:hatch draw:name="Hatch_20_422" draw:display-name="Hatch 422" draw:style="single" draw:color="#000000" draw:distance="0.011cm" draw:rotation="0"/>
    <draw:hatch draw:name="Hatch_20_423" draw:display-name="Hatch 423" draw:style="single" draw:color="#000000" draw:distance="0.011cm" draw:rotation="0"/>
    <draw:hatch draw:name="Hatch_20_424" draw:display-name="Hatch 424" draw:style="single" draw:color="#000000" draw:distance="0.011cm" draw:rotation="0"/>
    <draw:hatch draw:name="Hatch_20_425" draw:display-name="Hatch 425" draw:style="single" draw:color="#000000" draw:distance="0.011cm" draw:rotation="0"/>
    <draw:hatch draw:name="Hatch_20_426" draw:display-name="Hatch 426" draw:style="single" draw:color="#000000" draw:distance="0.011cm" draw:rotation="0"/>
    <draw:hatch draw:name="Hatch_20_427" draw:display-name="Hatch 427" draw:style="single" draw:color="#000000" draw:distance="0.011cm" draw:rotation="0"/>
    <draw:hatch draw:name="Hatch_20_428" draw:display-name="Hatch 428" draw:style="single" draw:color="#000000" draw:distance="0.011cm" draw:rotation="0"/>
    <draw:hatch draw:name="Hatch_20_429" draw:display-name="Hatch 429" draw:style="single" draw:color="#000000" draw:distance="0.011cm" draw:rotation="0"/>
    <draw:hatch draw:name="Hatch_20_430" draw:display-name="Hatch 430" draw:style="single" draw:color="#000000" draw:distance="0.011cm" draw:rotation="0"/>
    <draw:hatch draw:name="Hatch_20_431" draw:display-name="Hatch 431" draw:style="single" draw:color="#000000" draw:distance="0.011cm" draw:rotation="0"/>
    <draw:hatch draw:name="Hatch_20_432" draw:display-name="Hatch 432" draw:style="single" draw:color="#000000" draw:distance="0.011cm" draw:rotation="0"/>
    <draw:hatch draw:name="Hatch_20_433" draw:display-name="Hatch 433" draw:style="single" draw:color="#000000" draw:distance="0.011cm" draw:rotation="0"/>
    <draw:hatch draw:name="Hatch_20_434" draw:display-name="Hatch 434" draw:style="single" draw:color="#000000" draw:distance="0.011cm" draw:rotation="0"/>
    <draw:hatch draw:name="Hatch_20_435" draw:display-name="Hatch 435" draw:style="single" draw:color="#000000" draw:distance="0.011cm" draw:rotation="0"/>
    <draw:hatch draw:name="Hatch_20_436" draw:display-name="Hatch 436" draw:style="single" draw:color="#000000" draw:distance="0.011cm" draw:rotation="0"/>
    <draw:hatch draw:name="Hatch_20_437" draw:display-name="Hatch 437" draw:style="single" draw:color="#000000" draw:distance="0.011cm" draw:rotation="0"/>
    <draw:hatch draw:name="Hatch_20_438" draw:display-name="Hatch 438" draw:style="single" draw:color="#000000" draw:distance="0.011cm" draw:rotation="0"/>
    <draw:hatch draw:name="Hatch_20_439" draw:display-name="Hatch 439" draw:style="single" draw:color="#000000" draw:distance="0.011cm" draw:rotation="0"/>
    <draw:hatch draw:name="Hatch_20_440" draw:display-name="Hatch 440" draw:style="single" draw:color="#000000" draw:distance="0.011cm" draw:rotation="0"/>
    <draw:hatch draw:name="Hatch_20_441" draw:display-name="Hatch 441" draw:style="single" draw:color="#000000" draw:distance="0.011cm" draw:rotation="0"/>
    <draw:hatch draw:name="Hatch_20_442" draw:display-name="Hatch 442" draw:style="single" draw:color="#000000" draw:distance="0.011cm" draw:rotation="0"/>
    <draw:hatch draw:name="Hatch_20_443" draw:display-name="Hatch 443" draw:style="single" draw:color="#000000" draw:distance="0.011cm" draw:rotation="0"/>
    <draw:hatch draw:name="Hatch_20_444" draw:display-name="Hatch 444" draw:style="single" draw:color="#000000" draw:distance="0.011cm" draw:rotation="0"/>
    <draw:hatch draw:name="Hatch_20_445" draw:display-name="Hatch 445" draw:style="single" draw:color="#000000" draw:distance="0.011cm" draw:rotation="0"/>
    <draw:hatch draw:name="Hatch_20_446" draw:display-name="Hatch 446" draw:style="single" draw:color="#000000" draw:distance="0.011cm" draw:rotation="0"/>
    <draw:hatch draw:name="Hatch_20_447" draw:display-name="Hatch 447" draw:style="single" draw:color="#000000" draw:distance="0.011cm" draw:rotation="0"/>
    <draw:hatch draw:name="Hatch_20_448" draw:display-name="Hatch 448" draw:style="single" draw:color="#000000" draw:distance="0.011cm" draw:rotation="0"/>
    <draw:hatch draw:name="Hatch_20_449" draw:display-name="Hatch 449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52" draw:display-name="Hatch 452" draw:style="single" draw:color="#000000" draw:distance="0.011cm" draw:rotation="0"/>
    <draw:hatch draw:name="Hatch_20_453" draw:display-name="Hatch 453" draw:style="single" draw:color="#000000" draw:distance="0.011cm" draw:rotation="0"/>
    <draw:hatch draw:name="Hatch_20_454" draw:display-name="Hatch 454" draw:style="single" draw:color="#000000" draw:distance="0.011cm" draw:rotation="0"/>
    <draw:hatch draw:name="Hatch_20_455" draw:display-name="Hatch 455" draw:style="single" draw:color="#000000" draw:distance="0.011cm" draw:rotation="0"/>
    <draw:hatch draw:name="Hatch_20_456" draw:display-name="Hatch 456" draw:style="single" draw:color="#000000" draw:distance="0.011cm" draw:rotation="0"/>
    <draw:hatch draw:name="Hatch_20_457" draw:display-name="Hatch 457" draw:style="single" draw:color="#000000" draw:distance="0.011cm" draw:rotation="0"/>
    <draw:hatch draw:name="Hatch_20_458" draw:display-name="Hatch 458" draw:style="single" draw:color="#000000" draw:distance="0.011cm" draw:rotation="0"/>
    <draw:hatch draw:name="Hatch_20_459" draw:display-name="Hatch 459" draw:style="single" draw:color="#000000" draw:distance="0.011cm" draw:rotation="0"/>
    <draw:hatch draw:name="Hatch_20_460" draw:display-name="Hatch 460" draw:style="single" draw:color="#000000" draw:distance="0.011cm" draw:rotation="0"/>
    <draw:hatch draw:name="Hatch_20_461" draw:display-name="Hatch 461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11cm" draw:rotation="0"/>
    <draw:hatch draw:name="Hatch_20_465" draw:display-name="Hatch 465" draw:style="single" draw:color="#000000" draw:distance="0.011cm" draw:rotation="0"/>
    <draw:hatch draw:name="Hatch_20_466" draw:display-name="Hatch 466" draw:style="single" draw:color="#000000" draw:distance="0.011cm" draw:rotation="0"/>
    <draw:hatch draw:name="Hatch_20_467" draw:display-name="Hatch 467" draw:style="single" draw:color="#000000" draw:distance="0.011cm" draw:rotation="0"/>
    <draw:hatch draw:name="Hatch_20_468" draw:display-name="Hatch 468" draw:style="single" draw:color="#000000" draw:distance="0.011cm" draw:rotation="0"/>
    <draw:hatch draw:name="Hatch_20_469" draw:display-name="Hatch 469" draw:style="single" draw:color="#000000" draw:distance="0.011cm" draw:rotation="0"/>
    <draw:hatch draw:name="Hatch_20_470" draw:display-name="Hatch 470" draw:style="single" draw:color="#000000" draw:distance="0.011cm" draw:rotation="0"/>
    <draw:hatch draw:name="Hatch_20_471" draw:display-name="Hatch 471" draw:style="single" draw:color="#000000" draw:distance="0.011cm" draw:rotation="0"/>
    <draw:hatch draw:name="Hatch_20_472" draw:display-name="Hatch 472" draw:style="single" draw:color="#000000" draw:distance="0.011cm" draw:rotation="0"/>
    <draw:hatch draw:name="Hatch_20_473" draw:display-name="Hatch 473" draw:style="single" draw:color="#000000" draw:distance="0.011cm" draw:rotation="0"/>
    <draw:hatch draw:name="Hatch_20_474" draw:display-name="Hatch 474" draw:style="single" draw:color="#000000" draw:distance="0.011cm" draw:rotation="0"/>
    <draw:hatch draw:name="Hatch_20_475" draw:display-name="Hatch 475" draw:style="single" draw:color="#000000" draw:distance="0.011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end" draw:display-name="Rounded end" svg:viewBox="0 0 509 509" svg:d="M0 255c0-127 127-255 254-255s255 128 255 255v254h-509z"/>
    <draw:marker draw:name="Square" svg:viewBox="0 0 10 10" svg:d="M0 0h10v10h-1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12%" draw:distance="72%"/>
    <draw:stroke-dash draw:name="Dashed_20__28_var_29__20_311" draw:display-name="Dashed (var) 311" draw:style="rect" draw:dots1="1" draw:dots1-length="0.011cm" draw:dots2="1" draw:dots2-length="0.011cm" draw:distance="0.011cm"/>
    <draw:stroke-dash draw:name="Dashed_20__28_var_29__20_312" draw:display-name="Dashed (var) 312" draw:style="rect" draw:dots1="1" draw:dots1-length="0.011cm" draw:dots2="1" draw:dots2-length="0.011cm" draw:distance="0.011cm"/>
    <draw:stroke-dash draw:name="Dashed_20__28_var_29__20_313" draw:display-name="Dashed (var) 313" draw:style="rect" draw:dots1="1" draw:dots1-length="0.011cm" draw:dots2="1" draw:dots2-length="0.011cm" draw:distance="0.011cm"/>
    <draw:stroke-dash draw:name="Dashed_20__28_var_29__20_314" draw:display-name="Dashed (var) 314" draw:style="rect" draw:dots1="1" draw:dots1-length="0.011cm" draw:dots2="1" draw:dots2-length="0.011cm" draw:distance="0.011cm"/>
    <draw:stroke-dash draw:name="Dashed_20__28_var_29__20_315" draw:display-name="Dashed (var) 315" draw:style="rect" draw:dots1="1" draw:dots1-length="0.011cm" draw:dots2="1" draw:dots2-length="0.011cm" draw:distance="0.011cm"/>
    <draw:stroke-dash draw:name="Dashed_20__28_var_29__20_316" draw:display-name="Dashed (var) 316" draw:style="rect" draw:dots1="1" draw:dots1-length="0.011cm" draw:dots2="1" draw:dots2-length="0.011cm" draw:distance="0.011cm"/>
    <draw:stroke-dash draw:name="Dashed_20__28_var_29__20_317" draw:display-name="Dashed (var) 317" draw:style="rect" draw:dots1="1" draw:dots1-length="0.011cm" draw:dots2="1" draw:dots2-length="0.011cm" draw:distance="0.011cm"/>
    <draw:stroke-dash draw:name="Dashed_20__28_var_29__20_318" draw:display-name="Dashed (var) 318" draw:style="rect" draw:dots1="1" draw:dots1-length="0.011cm" draw:dots2="1" draw:dots2-length="0.011cm" draw:distance="0.011cm"/>
    <draw:stroke-dash draw:name="Dashed_20__28_var_29__20_319" draw:display-name="Dashed (var) 319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11cm" draw:dots2="1" draw:dots2-length="0.011cm" draw:distance="0.011cm"/>
    <draw:stroke-dash draw:name="Dashed_20__28_var_29__20_321" draw:display-name="Dashed (var) 321" draw:style="rect" draw:dots1="1" draw:dots1-length="0.011cm" draw:dots2="1" draw:dots2-length="0.011cm" draw:distance="0.011cm"/>
    <draw:stroke-dash draw:name="Dashed_20__28_var_29__20_322" draw:display-name="Dashed (var) 322" draw:style="rect" draw:dots1="1" draw:dots1-length="0.011cm" draw:dots2="1" draw:dots2-length="0.011cm" draw:distance="0.011cm"/>
    <draw:stroke-dash draw:name="Dashed_20__28_var_29__20_323" draw:display-name="Dashed (var) 323" draw:style="rect" draw:dots1="1" draw:dots1-length="0.011cm" draw:dots2="1" draw:dots2-length="0.011cm" draw:distance="0.011cm"/>
    <draw:stroke-dash draw:name="Dashed_20__28_var_29__20_324" draw:display-name="Dashed (var) 324" draw:style="rect" draw:dots1="1" draw:dots1-length="0.011cm" draw:dots2="1" draw:dots2-length="0.011cm" draw:distance="0.011cm"/>
    <draw:stroke-dash draw:name="Dashed_20__28_var_29__20_325" draw:display-name="Dashed (var) 325" draw:style="rect" draw:dots1="1" draw:dots1-length="0.011cm" draw:dots2="1" draw:dots2-length="0.011cm" draw:distance="0.01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11cm" draw:dots2="1" draw:dots2-length="0.011cm" draw:distance="0.011cm"/>
    <draw:stroke-dash draw:name="Dashed_20__28_var_29__20_328" draw:display-name="Dashed (var) 328" draw:style="rect" draw:dots1="1" draw:dots1-length="0.011cm" draw:dots2="1" draw:dots2-length="0.011cm" draw:distance="0.011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11cm" draw:dots2="1" draw:dots2-length="0.011cm" draw:distance="0.011cm"/>
    <draw:stroke-dash draw:name="Dashed_20__28_var_29__20_341" draw:display-name="Dashed (var) 341" draw:style="rect" draw:dots1="1" draw:dots1-length="0.011cm" draw:dots2="1" draw:dots2-length="0.011cm" draw:distance="0.011cm"/>
    <draw:stroke-dash draw:name="Dashed_20__28_var_29__20_342" draw:display-name="Dashed (var) 342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ect" draw:dots1="1" draw:dots1-length="0.011cm" draw:dots2="1" draw:dots2-length="0.011cm" draw:distance="0.011cm"/>
    <draw:stroke-dash draw:name="Dashed_20__28_var_29__20_352" draw:display-name="Dashed (var) 352" draw:style="rect" draw:dots1="1" draw:dots1-length="0.011cm" draw:dots2="1" draw:dots2-length="0.011cm" draw:distance="0.011cm"/>
    <draw:stroke-dash draw:name="Dashed_20__28_var_29__20_353" draw:display-name="Dashed (var) 353" draw:style="rect" draw:dots1="1" draw:dots1-length="0.011cm" draw:dots2="1" draw:dots2-length="0.011cm" draw:distance="0.011cm"/>
    <draw:stroke-dash draw:name="Dashed_20__28_var_29__20_354" draw:display-name="Dashed (var) 354" draw:style="rect" draw:dots1="1" draw:dots1-length="0.011cm" draw:dots2="1" draw:dots2-length="0.011cm" draw:distance="0.011cm"/>
    <draw:stroke-dash draw:name="Dashed_20__28_var_29__20_355" draw:display-name="Dashed (var) 355" draw:style="rect" draw:dots1="1" draw:dots1-length="0.011cm" draw:dots2="1" draw:dots2-length="0.011cm" draw:distance="0.011cm"/>
    <draw:stroke-dash draw:name="Dashed_20__28_var_29__20_356" draw:display-name="Dashed (var) 356" draw:style="rect" draw:dots1="1" draw:dots1-length="0.011cm" draw:dots2="1" draw:dots2-length="0.011cm" draw:distance="0.011cm"/>
    <draw:stroke-dash draw:name="Dashed_20__28_var_29__20_357" draw:display-name="Dashed (var) 357" draw:style="rect" draw:dots1="1" draw:dots1-length="0.011cm" draw:dots2="1" draw:dots2-length="0.011cm" draw:distance="0.011cm"/>
    <draw:stroke-dash draw:name="Dashed_20__28_var_29__20_358" draw:display-name="Dashed (var) 358" draw:style="rect" draw:dots1="1" draw:dots1-length="0.011cm" draw:dots2="1" draw:dots2-length="0.011cm" draw:distance="0.011cm"/>
    <draw:stroke-dash draw:name="Dashed_20__28_var_29__20_359" draw:display-name="Dashed (var) 359" draw:style="rect" draw:dots1="1" draw:dots1-length="0.011cm" draw:dots2="1" draw:dots2-length="0.011cm" draw:distance="0.011cm"/>
    <draw:stroke-dash draw:name="Dashed_20__28_var_29__20_360" draw:display-name="Dashed (var) 360" draw:style="rect" draw:dots1="1" draw:dots1-length="0.011cm" draw:dots2="1" draw:dots2-length="0.011cm" draw:distance="0.011cm"/>
    <draw:stroke-dash draw:name="Dashed_20__28_var_29__20_361" draw:display-name="Dashed (var) 361" draw:style="rect" draw:dots1="1" draw:dots1-length="0.011cm" draw:dots2="1" draw:dots2-length="0.011cm" draw:distance="0.011cm"/>
    <draw:stroke-dash draw:name="Dashed_20__28_var_29__20_362" draw:display-name="Dashed (var) 362" draw:style="rect" draw:dots1="1" draw:dots1-length="0.011cm" draw:dots2="1" draw:dots2-length="0.011cm" draw:distance="0.011cm"/>
    <draw:stroke-dash draw:name="Dashed_20__28_var_29__20_363" draw:display-name="Dashed (var) 363" draw:style="rect" draw:dots1="1" draw:dots1-length="0.011cm" draw:dots2="1" draw:dots2-length="0.011cm" draw:distance="0.011cm"/>
    <draw:stroke-dash draw:name="Dashed_20__28_var_29__20_364" draw:display-name="Dashed (var) 364" draw:style="rect" draw:dots1="1" draw:dots1-length="0.011cm" draw:dots2="1" draw:dots2-length="0.011cm" draw:distance="0.011cm"/>
    <draw:stroke-dash draw:name="Dashed_20__28_var_29__20_365" draw:display-name="Dashed (var) 365" draw:style="rect" draw:dots1="1" draw:dots1-length="0.011cm" draw:dots2="1" draw:dots2-length="0.011cm" draw:distance="0.011cm"/>
    <draw:stroke-dash draw:name="Dashed_20__28_var_29__20_366" draw:display-name="Dashed (var) 366" draw:style="rect" draw:dots1="1" draw:dots1-length="0.011cm" draw:dots2="1" draw:dots2-length="0.011cm" draw:distance="0.011cm"/>
    <draw:stroke-dash draw:name="Dashed_20__28_var_29__20_367" draw:display-name="Dashed (var) 367" draw:style="rect" draw:dots1="1" draw:dots1-length="0.011cm" draw:dots2="1" draw:dots2-length="0.011cm" draw:distance="0.011cm"/>
    <draw:stroke-dash draw:name="Dashed_20__28_var_29__20_368" draw:display-name="Dashed (var) 368" draw:style="rect" draw:dots1="1" draw:dots1-length="0.011cm" draw:dots2="1" draw:dots2-length="0.011cm" draw:distance="0.011cm"/>
    <draw:stroke-dash draw:name="Dashed_20__28_var_29__20_369" draw:display-name="Dashed (var) 369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11cm" draw:dots2="1" draw:dots2-length="0.011cm" draw:distance="0.011cm"/>
    <draw:stroke-dash draw:name="Dashed_20__28_var_29__20_371" draw:display-name="Dashed (var) 371" draw:style="rect" draw:dots1="1" draw:dots1-length="0.011cm" draw:dots2="1" draw:dots2-length="0.011cm" draw:distance="0.011cm"/>
    <draw:stroke-dash draw:name="Dashed_20__28_var_29__20_372" draw:display-name="Dashed (var) 372" draw:style="rect" draw:dots1="1" draw:dots1-length="0.011cm" draw:dots2="1" draw:dots2-length="0.011cm" draw:distance="0.011cm"/>
    <draw:stroke-dash draw:name="Dashed_20__28_var_29__20_373" draw:display-name="Dashed (var) 373" draw:style="rect" draw:dots1="1" draw:dots1-length="0.011cm" draw:dots2="1" draw:dots2-length="0.011cm" draw:distance="0.011cm"/>
    <draw:stroke-dash draw:name="Dashed_20__28_var_29__20_374" draw:display-name="Dashed (var) 374" draw:style="rect" draw:dots1="1" draw:dots1-length="0.011cm" draw:dots2="1" draw:dots2-length="0.011cm" draw:distance="0.011cm"/>
    <draw:stroke-dash draw:name="Dashed_20__28_var_29__20_375" draw:display-name="Dashed (var) 375" draw:style="rect" draw:dots1="1" draw:dots1-length="0.011cm" draw:dots2="1" draw:dots2-length="0.011cm" draw:distance="0.011cm"/>
    <draw:stroke-dash draw:name="Dashed_20__28_var_29__20_376" draw:display-name="Dashed (var) 376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11cm" draw:dots2="1" draw:dots2-length="0.011cm" draw:distance="0.011cm"/>
    <draw:stroke-dash draw:name="Dashed_20__28_var_29__20_379" draw:display-name="Dashed (var) 379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11cm" draw:dots2="1" draw:dots2-length="0.011cm" draw:distance="0.011cm"/>
    <draw:stroke-dash draw:name="Dashed_20__28_var_29__20_381" draw:display-name="Dashed (var) 381" draw:style="rect" draw:dots1="1" draw:dots1-length="0.011cm" draw:dots2="1" draw:dots2-length="0.011cm" draw:distance="0.011cm"/>
    <draw:stroke-dash draw:name="Dashed_20__28_var_29__20_382" draw:display-name="Dashed (var) 382" draw:style="rect" draw:dots1="1" draw:dots1-length="0.011cm" draw:dots2="1" draw:dots2-length="0.011cm" draw:distance="0.011cm"/>
    <draw:stroke-dash draw:name="Dashed_20__28_var_29__20_383" draw:display-name="Dashed (var) 383" draw:style="rect" draw:dots1="1" draw:dots1-length="0.011cm" draw:dots2="1" draw:dots2-length="0.011cm" draw:distance="0.011cm"/>
    <draw:stroke-dash draw:name="Dashed_20__28_var_29__20_384" draw:display-name="Dashed (var) 384" draw:style="rect" draw:dots1="1" draw:dots1-length="0.011cm" draw:dots2="1" draw:dots2-length="0.011cm" draw:distance="0.011cm"/>
    <draw:stroke-dash draw:name="Dashed_20__28_var_29__20_385" draw:display-name="Dashed (var) 385" draw:style="rect" draw:dots1="1" draw:dots1-length="0.011cm" draw:dots2="1" draw:dots2-length="0.011cm" draw:distance="0.011cm"/>
    <draw:stroke-dash draw:name="Dashed_20__28_var_29__20_386" draw:display-name="Dashed (var) 386" draw:style="rect" draw:dots1="1" draw:dots1-length="0.011cm" draw:dots2="1" draw:dots2-length="0.011cm" draw:distance="0.011cm"/>
    <draw:stroke-dash draw:name="Dashed_20__28_var_29__20_387" draw:display-name="Dashed (var) 387" draw:style="rect" draw:dots1="1" draw:dots1-length="0.011cm" draw:dots2="1" draw:dots2-length="0.011cm" draw:distance="0.011cm"/>
    <draw:stroke-dash draw:name="Dashed_20__28_var_29__20_388" draw:display-name="Dashed (var) 388" draw:style="rect" draw:dots1="1" draw:dots1-length="0.011cm" draw:dots2="1" draw:dots2-length="0.011cm" draw:distance="0.011cm"/>
    <draw:stroke-dash draw:name="Dashed_20__28_var_29__20_389" draw:display-name="Dashed (var) 389" draw:style="rect" draw:dots1="1" draw:dots1-length="0.011cm" draw:dots2="1" draw:dots2-length="0.011cm" draw:distance="0.011cm"/>
    <draw:stroke-dash draw:name="Dashed_20__28_var_29__20_390" draw:display-name="Dashed (var) 390" draw:style="rect" draw:dots1="1" draw:dots1-length="0.011cm" draw:dots2="1" draw:dots2-length="0.011cm" draw:distance="0.011cm"/>
    <draw:stroke-dash draw:name="Dashed_20__28_var_29__20_391" draw:display-name="Dashed (var) 391" draw:style="rect" draw:dots1="1" draw:dots1-length="0.011cm" draw:dots2="1" draw:dots2-length="0.011cm" draw:distance="0.011cm"/>
    <draw:stroke-dash draw:name="Dashed_20__28_var_29__20_392" draw:display-name="Dashed (var) 392" draw:style="rect" draw:dots1="1" draw:dots1-length="0.011cm" draw:dots2="1" draw:dots2-length="0.011cm" draw:distance="0.011cm"/>
    <draw:stroke-dash draw:name="Dashed_20__28_var_29__20_393" draw:display-name="Dashed (var) 393" draw:style="rect" draw:dots1="1" draw:dots1-length="0.011cm" draw:dots2="1" draw:dots2-length="0.011cm" draw:distance="0.011cm"/>
    <draw:stroke-dash draw:name="Dashed_20__28_var_29__20_394" draw:display-name="Dashed (var) 394" draw:style="rect" draw:dots1="1" draw:dots1-length="0.011cm" draw:dots2="1" draw:dots2-length="0.011cm" draw:distance="0.011cm"/>
    <draw:stroke-dash draw:name="Dashed_20__28_var_29__20_395" draw:display-name="Dashed (var) 395" draw:style="rect" draw:dots1="1" draw:dots1-length="0.011cm" draw:dots2="1" draw:dots2-length="0.011cm" draw:distance="0.011cm"/>
    <draw:stroke-dash draw:name="Dashed_20__28_var_29__20_396" draw:display-name="Dashed (var) 396" draw:style="rect" draw:dots1="1" draw:dots1-length="0.011cm" draw:dots2="1" draw:dots2-length="0.011cm" draw:distance="0.011cm"/>
    <draw:stroke-dash draw:name="Dashed_20__28_var_29__20_397" draw:display-name="Dashed (var) 397" draw:style="rect" draw:dots1="1" draw:dots1-length="0.011cm" draw:dots2="1" draw:dots2-length="0.011cm" draw:distance="0.011cm"/>
    <draw:stroke-dash draw:name="Dashed_20__28_var_29__20_398" draw:display-name="Dashed (var) 398" draw:style="rect" draw:dots1="1" draw:dots1-length="0.011cm" draw:dots2="1" draw:dots2-length="0.011cm" draw:distance="0.011cm"/>
    <draw:stroke-dash draw:name="Dashed_20__28_var_29__20_399" draw:display-name="Dashed (var) 399" draw:style="rect" draw:dots1="1" draw:dots1-length="0.011cm" draw:dots2="1" draw:dots2-length="0.011cm" draw:distance="0.011cm"/>
    <draw:stroke-dash draw:name="Dashed_20__28_var_29__20_400" draw:display-name="Dashed (var) 400" draw:style="rect" draw:dots1="1" draw:dots1-length="0.011cm" draw:dots2="1" draw:dots2-length="0.011cm" draw:distance="0.011cm"/>
    <draw:stroke-dash draw:name="Dashed_20__28_var_29__20_401" draw:display-name="Dashed (var) 401" draw:style="rect" draw:dots1="1" draw:dots1-length="0.011cm" draw:dots2="1" draw:dots2-length="0.011cm" draw:distance="0.011cm"/>
    <draw:stroke-dash draw:name="Dashed_20__28_var_29__20_402" draw:display-name="Dashed (var) 402" draw:style="rect" draw:dots1="1" draw:dots1-length="0.011cm" draw:dots2="1" draw:dots2-length="0.011cm" draw:distance="0.011cm"/>
    <draw:stroke-dash draw:name="Dashed_20__28_var_29__20_403" draw:display-name="Dashed (var) 403" draw:style="rect" draw:dots1="1" draw:dots1-length="0.011cm" draw:dots2="1" draw:dots2-length="0.011cm" draw:distance="0.011cm"/>
    <draw:stroke-dash draw:name="Dashed_20__28_var_29__20_404" draw:display-name="Dashed (var) 404" draw:style="rect" draw:dots1="1" draw:dots1-length="0.011cm" draw:dots2="1" draw:dots2-length="0.011cm" draw:distance="0.011cm"/>
    <draw:stroke-dash draw:name="Dashed_20__28_var_29__20_405" draw:display-name="Dashed (var) 405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11cm" draw:dots2="1" draw:dots2-length="0.011cm" draw:distance="0.011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11cm" draw:dots2="1" draw:dots2-length="0.011cm" draw:distance="0.011cm"/>
    <draw:stroke-dash draw:name="Dashed_20__28_var_29__20_409" draw:display-name="Dashed (var) 409" draw:style="rect" draw:dots1="1" draw:dots1-length="0.011cm" draw:dots2="1" draw:dots2-length="0.011cm" draw:distance="0.011cm"/>
    <draw:stroke-dash draw:name="Dashed_20__28_var_29__20_410" draw:display-name="Dashed (var) 410" draw:style="rect" draw:dots1="1" draw:dots1-length="0.011cm" draw:dots2="1" draw:dots2-length="0.011cm" draw:distance="0.011cm"/>
    <draw:stroke-dash draw:name="Dashed_20__28_var_29__20_411" draw:display-name="Dashed (var) 411" draw:style="rect" draw:dots1="1" draw:dots1-length="0.011cm" draw:dots2="1" draw:dots2-length="0.011cm" draw:distance="0.011cm"/>
    <draw:stroke-dash draw:name="Dashed_20__28_var_29__20_412" draw:display-name="Dashed (var) 412" draw:style="rect" draw:dots1="1" draw:dots1-length="0.011cm" draw:dots2="1" draw:dots2-length="0.011cm" draw:distance="0.011cm"/>
    <draw:stroke-dash draw:name="Dashed_20__28_var_29__20_413" draw:display-name="Dashed (var) 413" draw:style="rect" draw:dots1="1" draw:dots1-length="0.011cm" draw:dots2="1" draw:dots2-length="0.011cm" draw:distance="0.011cm"/>
    <draw:stroke-dash draw:name="Fine_20_Dashed" draw:display-name="Fine Dashed" draw:style="rect" draw:dots1="1" draw:dots1-length="112%" draw:distance="112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Times New Roman" fo:font-size="12pt" fo:language="en" fo:country="GB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635cm" style:writing-mode="page"/>
      <style:text-properties fo:color="#000000" loext:opacity="100%" style:font-name="Times New Roman" fo:font-size="12pt" fo:language="en" fo:country="GB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erif" fo:font-family="'DejaVu Serif'" style:font-style-name="Book" style:font-family-generic="roman" style:font-pitch="variable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orphans="2" fo:widows="2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-left="0cm" fo:margin-right="0cm" fo:margin-top="0.635cm" fo:margin-bottom="0.381cm" style:contextual-spacing="false" fo:text-align="start" style:justify-single-word="false" fo:text-indent="0cm" style:auto-text-indent="false" style:page-number="auto" fo:break-before="auto" fo:break-after="auto" style:shadow="none" fo:keep-with-next="always"/>
      <style:text-properties style:font-name="Arial1" fo:font-family="Arial" style:font-style-name="Bold" style:font-family-generic="swiss" style:font-pitch="variable" fo:font-size="18pt" fo:font-weight="bold" style:letter-kerning="true" style:font-size-asian="18pt" style:font-weight-asian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left="0cm" fo:margin-right="0cm" fo:margin-top="0.508cm" fo:margin-bottom="0.254cm" style:contextual-spacing="false" fo:text-align="justify" style:justify-single-word="false" fo:text-indent="0cm" style:auto-text-indent="false" fo:keep-with-next="always"/>
      <style:text-properties style:font-name="Arial1" fo:font-family="Arial" style:font-style-name="Bold" style:font-family-generic="swiss" style:font-pitch="variable" fo:font-size="14pt" fo:font-weight="bold" style:font-size-asian="16pt" style:font-weight-asian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54cm" fo:margin-bottom="0.127cm" style:contextual-spacing="false"/>
      <style:text-properties fo:font-size="12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.212cm" fo:margin-bottom="0.106cm" style:contextual-spacing="false" fo:text-align="justify" style:justify-single-word="false" fo:orphans="2" fo:widows="2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fo:language="en" fo:country="GB" style:font-size-asian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DejaVu Sans" fo:font-family="'DejaVu Sans'" style:font-style-name="Book" style:font-family-generic="swiss" style:font-pitch="variable" fo:font-style="normal" fo:font-weight="normal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Body_20_Text_20_2" style:display-name="Body Text 2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cm" style:auto-text-indent="false"/>
    </style:style>
    <style:style style:name="List_20_Number" style:display-name="List Number" style:family="paragraph" style:parent-style-name="Standard"/>
    <style:style style:name="List_20_Bullet" style:display-name="List Bullet" style:family="paragraph" style:parent-style-name="Standard" style:list-style-name="WW8Num95">
      <style:paragraph-properties fo:margin-left="0cm" fo:margin-right="0cm" fo:margin-top="0cm" fo:margin-bottom="0cm" style:contextual-spacing="false" fo:text-indent="0cm" style:auto-text-indent="false"/>
      <style:text-properties fo:language="en" fo:country="GB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Screen" style:family="paragraph" style:parent-style-name="Standard">
      <style:text-properties style:font-name="DejaVu Sans Mono" fo:font-family="'DejaVu Sans Mono'" style:font-style-name="Book" style:font-family-generic="modern" style:font-pitch="fixed" fo:font-size="9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Untitled1" style:family="paragraph" style:parent-style-name="User_20_Index_20_1"/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loext:opacity="100%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Default_20_Paragraph_20_Font">
      <style:text-properties fo:color="#0000ff" loext:opacity="100%" fo:font-size="10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font-size="10pt" style:text-underline-style="solid" style:text-underline-width="auto" style:text-underline-color="font-color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Default_20_Paragraph_20_Font" style:display-name="Default Paragraph Font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Teletype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WW8Num95z2" style:family="text">
      <style:text-properties style:font-name="Wingdings" fo:font-family="Wingdings" style:font-pitch="variable" style:font-charset="x-symbol"/>
    </style:style>
    <style:style style:name="WW8Num95z0" style:family="text">
      <style:text-properties style:font-name="Symbol" fo:font-family="Symbol" style:font-family-generic="roman" style:font-pitch="variable" style:font-charset="x-symbol"/>
    </style:style>
    <style:style style:name="WW8Num95z4" style:family="text">
      <style:text-properties style:font-name="Courier New" fo:font-family="'Courier New'" style:font-family-generic="modern"/>
    </style:style>
    <style:style style:name="WW-Default_20_Paragraph_20_Font" style:display-name="WW-Default Paragraph Font" style:family="text"/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4" style:family="text">
      <style:text-properties style:font-name="Courier New" fo:font-family="'Courier New'" style:font-family-generic="modern"/>
    </style:style>
    <style:style style:name="WW8Num102z0" style:family="text">
      <style:text-properties style:font-name="Wingdings" fo:font-family="Wingdings" style:font-pitch="variable" style:font-charset="x-symbol" fo:font-size="9pt" style:font-size-asian="9pt" style:font-name-complex="StarSymbol1" style:font-family-complex="StarSymbol, 'Arial Unicode MS'" style:font-charset-complex="x-symbol" style:font-size-complex="9pt"/>
    </style:style>
    <style:style style:name="WW8Num101z0" style:family="text">
      <style:text-properties style:font-name="Symbol" fo:font-family="Symbol" style:font-family-generic="roman" style:font-pitch="variable" style:font-charset="x-symbol"/>
    </style:style>
    <style:style style:name="WW8Num101z2" style:family="text">
      <style:text-properties style:font-name="Wingdings" fo:font-family="Wingdings" style:font-pitch="variable" style:font-charset="x-symbol"/>
    </style:style>
    <style:style style:name="WW8Num101z4" style:family="text">
      <style:text-properties style:font-name="Courier New" fo:font-family="'Courier New'" style:font-family-generic="modern"/>
    </style:style>
    <style:style style:name="Screen_20_font" style:display-name="Screen font" style:family="text">
      <style:text-properties style:font-name="DejaVu Sans Mono" fo:font-family="'DejaVu Sans Mono'" style:font-style-name="Book" style:font-family-generic="modern" style:font-pitch="fixed" fo:font-size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inition" style:family="text"/>
    <style:style style:name="Source_5f_Text" style:display-name="Source_Text" style:family="text"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min-label-distance="0.381cm"/>
      </text:outline-level-style>
      <text:outline-level-style text:level="2" text:style-name="Numbering_20_Symbols" style:num-prefix=" " style:num-suffix=" " style:num-format="1" text:display-levels="2">
        <style:list-level-properties text:min-label-distance="0.381cm"/>
      </text:outline-level-style>
      <text:outline-level-style text:level="3" text:style-name="Numbering_20_Symbols" style:num-prefix=" " style:num-suffix=" " style:num-format="1" text:display-levels="3">
        <style:list-level-properties text:min-label-distance="0.381cm"/>
      </text:outline-level-style>
      <text:outline-level-style text:level="4" text:style-name="Numbering_20_Symbols" style:num-prefix=" " style:num-suffix=" " style:num-format="1" text:display-levels="4">
        <style:list-level-properties text:min-label-distance="0.381cm"/>
      </text:outline-level-style>
      <text:outline-level-style text:level="5" text:style-name="Numbering_20_Symbols" style:num-prefix=" " style:num-suffix=" " style:num-format="1" text:display-levels="5">
        <style:list-level-properties text:min-label-distance="0.381cm"/>
      </text:outline-level-style>
      <text:outline-level-style text:level="6" text:style-name="Numbering_20_Symbols" style:num-prefix=" " style:num-suffix=" " style:num-format="1" text:display-levels="6">
        <style:list-level-properties text:min-label-distance="0.381cm"/>
      </text:outline-level-style>
      <text:outline-level-style text:level="7" text:style-name="Numbering_20_Symbols" style:num-prefix=" " style:num-suffix=" " style:num-format="1" text:display-levels="7">
        <style:list-level-properties text:min-label-distance="0.381cm"/>
      </text:outline-level-style>
      <text:outline-level-style text:level="8" text:style-name="Numbering_20_Symbols" style:num-prefix=" " style:num-suffix=" " style:num-format="1" text:display-levels="8">
        <style:list-level-properties text:min-label-distance="0.381cm"/>
      </text:outline-level-style>
      <text:outline-level-style text:level="9" text:style-name="Numbering_20_Symbols" style:num-prefix=" " style:num-suffix=" " style:num-format="1" text:display-levels="9">
        <style:list-level-properties text:min-label-distance="0.381cm"/>
      </text:outline-level-style>
      <text:outline-level-style text:level="10" text:style-name="Numbering_20_Symbols" style:num-prefix=" " style:num-suffix=" " style:num-format="1" text:display-levels="10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5">
      <text:list-level-style-bullet text:level="1" text:style-name="Bullet_20_Symbols" text:bullet-char="●">
        <style:list-level-properties/>
        <style:text-properties style:font-name="StarSymbol"/>
      </text:list-level-style-bullet>
      <text:list-level-style-number text:level="2" style:num-suffix="." style:num-format="1">
        <style:list-level-properties/>
      </text:list-level-style-number>
      <text:list-level-style-bullet text:level="3" text:style-name="WW8Num95z2" text:bullet-char="">
        <style:list-level-properties/>
        <style:text-properties style:font-name="Wingdings"/>
      </text:list-level-style-bullet>
      <text:list-level-style-bullet text:level="4" text:style-name="WW8Num95z0" text:bullet-char="">
        <style:list-level-properties/>
        <style:text-properties style:font-name="Symbol"/>
      </text:list-level-style-bullet>
      <text:list-level-style-bullet text:level="5" text:style-name="WW8Num95z4" text:bullet-char="o">
        <style:list-level-properties/>
        <style:text-properties style:font-name="Courier New1"/>
      </text:list-level-style-bullet>
      <text:list-level-style-bullet text:level="6" text:style-name="WW8Num95z2" text:bullet-char="">
        <style:list-level-properties/>
        <style:text-properties style:font-name="Wingdings"/>
      </text:list-level-style-bullet>
      <text:list-level-style-bullet text:level="7" text:style-name="WW8Num95z0" text:bullet-char="">
        <style:list-level-properties/>
        <style:text-properties style:font-name="Symbol"/>
      </text:list-level-style-bullet>
      <text:list-level-style-bullet text:level="8" text:style-name="WW8Num95z4" text:bullet-char="o">
        <style:list-level-properties/>
        <style:text-properties style:font-name="Courier New1"/>
      </text:list-level-style-bullet>
      <text:list-level-style-bullet text:level="9" text:style-name="WW8Num95z2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bullet text:level="1" text:style-name="WW8Num6z0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bullet text:level="3" text:style-name="WW8Num6z2" text:bullet-char="">
        <style:list-level-properties/>
        <style:text-properties style:font-name="Wingdings"/>
      </text:list-level-style-bullet>
      <text:list-level-style-bullet text:level="4" text:style-name="WW8Num6z0" text:bullet-char="">
        <style:list-level-properties/>
        <style:text-properties style:font-name="Symbol"/>
      </text:list-level-style-bullet>
      <text:list-level-style-bullet text:level="5" text:style-name="WW8Num6z4" text:bullet-char="o">
        <style:list-level-properties/>
        <style:text-properties style:font-name="Courier New1"/>
      </text:list-level-style-bullet>
      <text:list-level-style-bullet text:level="6" text:style-name="WW8Num6z2" text:bullet-char="">
        <style:list-level-properties/>
        <style:text-properties style:font-name="Wingdings"/>
      </text:list-level-style-bullet>
      <text:list-level-style-bullet text:level="7" text:style-name="WW8Num6z0" text:bullet-char="">
        <style:list-level-properties/>
        <style:text-properties style:font-name="Symbol"/>
      </text:list-level-style-bullet>
      <text:list-level-style-bullet text:level="8" text:style-name="WW8Num6z4" text:bullet-char="o">
        <style:list-level-properties/>
        <style:text-properties style:font-name="Courier New1"/>
      </text:list-level-style-bullet>
      <text:list-level-style-bullet text:level="9" text:style-name="WW8Num6z2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2">
      <text:list-level-style-bullet text:level="1" text:style-name="WW8Num102z0" text:bullet-char="">
        <style:list-level-properties/>
        <style:text-properties style:font-name="Wingdings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9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1">
      <text:list-level-style-bullet text:level="1" text:style-name="WW8Num101z0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bullet text:level="3" text:style-name="WW8Num101z2" text:bullet-char="">
        <style:list-level-properties/>
        <style:text-properties style:font-name="Wingdings"/>
      </text:list-level-style-bullet>
      <text:list-level-style-bullet text:level="4" text:style-name="WW8Num101z0" text:bullet-char="">
        <style:list-level-properties/>
        <style:text-properties style:font-name="Symbol"/>
      </text:list-level-style-bullet>
      <text:list-level-style-bullet text:level="5" text:style-name="WW8Num101z4" text:bullet-char="o">
        <style:list-level-properties/>
        <style:text-properties style:font-name="Courier New1"/>
      </text:list-level-style-bullet>
      <text:list-level-style-bullet text:level="6" text:style-name="WW8Num101z2" text:bullet-char="">
        <style:list-level-properties/>
        <style:text-properties style:font-name="Wingdings"/>
      </text:list-level-style-bullet>
      <text:list-level-style-bullet text:level="7" text:style-name="WW8Num101z0" text:bullet-char="">
        <style:list-level-properties/>
        <style:text-properties style:font-name="Symbol"/>
      </text:list-level-style-bullet>
      <text:list-level-style-bullet text:level="8" text:style-name="WW8Num101z4" text:bullet-char="o">
        <style:list-level-properties/>
        <style:text-properties style:font-name="Courier New1"/>
      </text:list-level-style-bullet>
      <text:list-level-style-bullet text:level="9" text:style-name="WW8Num101z2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3" text:consecutive-numbering="true">
      <text:list-level-style-number text:level="1" style:num-suffix="." style:num-format="1">
        <style:list-level-properties text:space-before="0.635cm" text:min-label-width="0.6cm"/>
      </text:list-level-style-number>
      <text:list-level-style-number text:level="2" style:num-suffix="." style:num-format="a" style:num-letter-sync="true">
        <style:list-level-properties text:space-before="1.54cm" text:min-label-width="0.635cm"/>
      </text:list-level-style-number>
      <text:list-level-style-number text:level="3" style:num-suffix="." style:num-format="i">
        <style:list-level-properties text:min-label-width="3.445cm" text:min-label-distance="0.318cm" fo:text-align="end"/>
      </text:list-level-style-number>
      <text:list-level-style-number text:level="4" style:num-suffix="." style:num-format="1">
        <style:list-level-properties text:space-before="4.08cm" text:min-label-width="0.635cm"/>
      </text:list-level-style-number>
      <text:list-level-style-number text:level="5" style:num-suffix="." style:num-format="a" style:num-letter-sync="true">
        <style:list-level-properties text:space-before="5.35cm" text:min-label-width="0.635cm"/>
      </text:list-level-style-number>
      <text:list-level-style-number text:level="6" style:num-suffix="." style:num-format="i">
        <style:list-level-properties text:min-label-width="7.255cm" text:min-label-distance="0.318cm" fo:text-align="end"/>
      </text:list-level-style-number>
      <text:list-level-style-number text:level="7" style:num-suffix="." style:num-format="1">
        <style:list-level-properties text:space-before="7.89cm" text:min-label-width="0.635cm"/>
      </text:list-level-style-number>
      <text:list-level-style-number text:level="8" style:num-suffix="." style:num-format="a" style:num-letter-sync="true">
        <style:list-level-properties text:space-before="9.16cm" text:min-label-width="0.635cm"/>
      </text:list-level-style-number>
      <text:list-level-style-number text:level="9" style:num-suffix="." style:num-format="i">
        <style:list-level-properties text:min-label-width="11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9cm" fo:page-height="20.999cm" style:num-format="1" style:print-orientation="landscape" fo:margin-top="1.27cm" fo:margin-bottom="0.635cm" fo:margin-left="1.27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6cm" fo:page-height="29.693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5">
      <style:page-layout-properties fo:page-width="21.006cm" fo:page-height="29.693cm" style:num-format="1" style:print-orientation="portrait" fo:margin-top="1.27cm" fo:margin-bottom="1.27cm" fo:margin-left="1.27cm" fo:margin-right="1.27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ffffcc" style:footnote-max-height="0cm"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99ccff"/>
    </style:style>
    <style:style style:name="Mdp2" style:family="drawing-page">
      <style:drawing-page-properties draw:fill="none" draw:fill-color="#ffffcc"/>
    </style:style>
  </office:automatic-styles>
  <office:master-styles>
    <style:master-page style:name="Standard" style:page-layout-name="Mpm1"/>
    <style:master-page style:name="Landscape" style:page-layout-name="Mpm2" style:next-style-name="Standard"/>
    <style:master-page style:name="Cover" style:page-layout-name="Mpm3" draw:style-name="Mdp1"/>
    <style:master-page style:name="ToC" style:page-layout-name="Mpm4" draw:style-name="Mdp1">
      <style:footer>
        <text:p text:style-name="MP1"><text:page-number style:num-format="i" text:select-page="current">i</text:page-number></text:p>
      </style:footer>
    </style:master-page>
    <style:master-page style:name="Body" style:page-layout-name="Mpm5" draw:style-name="Mdp2">
      <style:footer>
        <text:p text:style-name="MP1"><text:page-number text:select-page="current">4</text:page-number></text:p>
      </style:footer>
    </style:master-page>
    <style:master-page style:name="HTML" style:page-layout-name="Mpm6"/>
    <style:master-page style:name="Endnot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title>wireguard-kit publisher guide</dc:title>
    <meta:creation-date>2008-04-02T16:51:03</meta:creation-date>
    <dc:date>2022-12-24T17:05:50.192718406</dc:date>
    <meta:editing-cycles>708</meta:editing-cycles>
    <meta:editing-duration>P10DT22H57M7S</meta:editing-duration>
    <meta:document-statistic meta:table-count="0" meta:image-count="0" meta:object-count="0" meta:page-count="8" meta:paragraph-count="163" meta:word-count="901" meta:character-count="6845" meta:non-whitespace-character-count="5829"/>
    <meta:user-defined meta:name="Author">Charles</meta:user-defined>
    <meta:user-defined meta:name="Client">Auroville</meta:user-defined>
    <meta:user-defined meta:name="Info 3"/>
    <meta:user-defined meta:name="Info 4"/>
  </office:meta>
</office:document-meta>
</file>